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equential" draw:style-name="gr1" draw:text-style-name="P1" svg:width="21.853cm" svg:height="12.302cm" svg:x="1.354cm" svg:y="8.806cm">
            <draw:object draw:notify-on-update-of-ranges="Sheet1.A1:Sheet1.E1 Sheet1.A1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hread" draw:style-name="gr1" draw:text-style-name="P1" svg:width="22.76cm" svg:height="11.214cm" svg:x="1.48cm" svg:y="22.727cm">
            <draw:object draw:notify-on-update-of-ranges="Sheet1.G1:Sheet1.G1 Sheet1.R1:Sheet1.R1 Sheet1.AC1:Sheet1.AC1 Sheet1.AN1:Sheet1.AN1 Sheet1.AY1:Sheet1.AY1 Sheet1.G12:Sheet1.G12 Sheet1.R12:Sheet1.R12 Sheet1.AC12:Sheet1.AC12 Sheet1.AN12:Sheet1.AN12 Sheet1.AY12:Sheet1.AY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.197cm" svg:height="11.74cm" svg:x="1.712cm" svg:y="34.731cm">
            <draw:object draw:notify-on-update-of-ranges="Sheet1.BJ1:Sheet1.BJ1 Sheet1.BU1:Sheet1.BU1 Sheet1.CF1:Sheet1.CF1 Sheet1.CQ1:Sheet1.CQ1 Sheet1.DB1:Sheet1.DB1 Sheet1.BJ12:Sheet1.BJ12 Sheet1.BU12:Sheet1.BU12 Sheet1.CF12:Sheet1.CF12 Sheet1.CQ12:Sheet1.CQ12 Sheet1.DB12:Sheet1.DB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number-columns-repeated="10" table:default-cell-style-name="ce2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1" office:value-type="float" office:value="100" calcext:value-type="float" table:number-columns-spanned="10" table:number-rows-spanned="1">
            <text:p>100</text:p>
          </table:table-cell>
          <table:covered-table-cell table:number-columns-repeated="9"/>
          <table:table-cell/>
          <table:table-cell table:style-name="ce1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/>
          <table:table-cell table:style-name="ce1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/>
          <table:table-cell table:style-name="ce1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/>
          <table:table-cell table:style-name="ce1" office:value-type="float" office:value="1600" calcext:value-type="float" table:number-columns-spanned="10" table:number-rows-spanned="1">
            <text:p>1600</text:p>
          </table:table-cell>
          <table:covered-table-cell table:number-columns-repeated="9"/>
          <table:table-cell/>
          <table:table-cell table:style-name="ce1" office:value-type="float" office:value="100" calcext:value-type="float" table:number-columns-spanned="10" table:number-rows-spanned="1">
            <text:p>100</text:p>
          </table:table-cell>
          <table:covered-table-cell table:number-columns-repeated="9"/>
          <table:table-cell/>
          <table:table-cell table:style-name="ce1" office:value-type="float" office:value="200" calcext:value-type="float" table:number-columns-spanned="10" table:number-rows-spanned="1">
            <text:p>200</text:p>
          </table:table-cell>
          <table:covered-table-cell table:number-columns-repeated="9"/>
          <table:table-cell/>
          <table:table-cell table:style-name="ce1" office:value-type="float" office:value="400" calcext:value-type="float" table:number-columns-spanned="10" table:number-rows-spanned="1">
            <text:p>400</text:p>
          </table:table-cell>
          <table:covered-table-cell table:number-columns-repeated="9"/>
          <table:table-cell/>
          <table:table-cell table:style-name="ce1" office:value-type="float" office:value="800" calcext:value-type="float" table:number-columns-spanned="10" table:number-rows-spanned="1">
            <text:p>800</text:p>
          </table:table-cell>
          <table:covered-table-cell table:number-columns-repeated="9"/>
          <table:table-cell/>
          <table:table-cell table:style-name="ce1" office:value-type="float" office:value="1600" calcext:value-type="float" table:number-columns-spanned="10" table:number-rows-spanned="1">
            <text:p>1600</text:p>
          </table:table-cell>
          <table:covered-table-cell table:number-columns-repeated="9"/>
        </table:table-row>
        <table:table-row table:style-name="ro1">
          <table:table-cell office:value-type="float" office:value="0.020882" calcext:value-type="float">
            <text:p>0,020882</text:p>
          </table:table-cell>
          <table:table-cell office:value-type="float" office:value="0.089247" calcext:value-type="float">
            <text:p>0,089247</text:p>
          </table:table-cell>
          <table:table-cell office:value-type="float" office:value="0.732041" calcext:value-type="float">
            <text:p>0,732041</text:p>
          </table:table-cell>
          <table:table-cell office:value-type="float" office:value="8.682412" calcext:value-type="float">
            <text:p>8,682412</text:p>
          </table:table-cell>
          <table:table-cell office:value-type="float" office:value="86.261226" calcext:value-type="float">
            <text:p>86,261226</text:p>
          </table:table-cell>
          <table:table-cell/>
          <table:table-cell office:value-type="float" office:value="0.015311" calcext:value-type="float">
            <text:p>0,015311</text:p>
          </table:table-cell>
          <table:table-cell office:value-type="float" office:value="0.009007" calcext:value-type="float">
            <text:p>0,009007</text:p>
          </table:table-cell>
          <table:table-cell office:value-type="float" office:value="0.006128" calcext:value-type="float">
            <text:p>0,006128</text:p>
          </table:table-cell>
          <table:table-cell office:value-type="float" office:value="0.030964" calcext:value-type="float">
            <text:p>0,030964</text:p>
          </table:table-cell>
          <table:table-cell office:value-type="float" office:value="0.026056" calcext:value-type="float">
            <text:p>0,026056</text:p>
          </table:table-cell>
          <table:table-cell office:value-type="float" office:value="0.017871" calcext:value-type="float">
            <text:p>0,017871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6713" calcext:value-type="float">
            <text:p>0,006713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15404" calcext:value-type="float">
            <text:p>0,015404</text:p>
          </table:table-cell>
          <table:table-cell/>
          <table:table-cell office:value-type="float" office:value="0.145505" calcext:value-type="float">
            <text:p>0,145505</text:p>
          </table:table-cell>
          <table:table-cell office:value-type="float" office:value="0.117353" calcext:value-type="float">
            <text:p>0,117353</text:p>
          </table:table-cell>
          <table:table-cell office:value-type="float" office:value="0.118917" calcext:value-type="float">
            <text:p>0,118917</text:p>
          </table:table-cell>
          <table:table-cell office:value-type="float" office:value="0.167562" calcext:value-type="float">
            <text:p>0,167562</text:p>
          </table:table-cell>
          <table:table-cell office:value-type="float" office:value="0.178738" calcext:value-type="float">
            <text:p>0,178738</text:p>
          </table:table-cell>
          <table:table-cell office:value-type="float" office:value="0.162045" calcext:value-type="float">
            <text:p>0,162045</text:p>
          </table:table-cell>
          <table:table-cell office:value-type="float" office:value="0.145649" calcext:value-type="float">
            <text:p>0,145649</text:p>
          </table:table-cell>
          <table:table-cell office:value-type="float" office:value="0.173696" calcext:value-type="float">
            <text:p>0,173696</text:p>
          </table:table-cell>
          <table:table-cell office:value-type="float" office:value="0.18328" calcext:value-type="float">
            <text:p>0,18328</text:p>
          </table:table-cell>
          <table:table-cell office:value-type="float" office:value="0.174956" calcext:value-type="float">
            <text:p>0,174956</text:p>
          </table:table-cell>
          <table:table-cell/>
          <table:table-cell office:value-type="float" office:value="1.716459" calcext:value-type="float">
            <text:p>1,716459</text:p>
          </table:table-cell>
          <table:table-cell office:value-type="float" office:value="1.759807" calcext:value-type="float">
            <text:p>1,759807</text:p>
          </table:table-cell>
          <table:table-cell office:value-type="float" office:value="1.82717" calcext:value-type="float">
            <text:p>1,82717</text:p>
          </table:table-cell>
          <table:table-cell office:value-type="float" office:value="1.950245" calcext:value-type="float">
            <text:p>1,950245</text:p>
          </table:table-cell>
          <table:table-cell office:value-type="float" office:value="1.859192" calcext:value-type="float">
            <text:p>1,859192</text:p>
          </table:table-cell>
          <table:table-cell office:value-type="float" office:value="1.912077" calcext:value-type="float">
            <text:p>1,912077</text:p>
          </table:table-cell>
          <table:table-cell office:value-type="float" office:value="2.298815" calcext:value-type="float">
            <text:p>2,298815</text:p>
          </table:table-cell>
          <table:table-cell office:value-type="float" office:value="2.533537" calcext:value-type="float">
            <text:p>2,533537</text:p>
          </table:table-cell>
          <table:table-cell office:value-type="float" office:value="3.377464" calcext:value-type="float">
            <text:p>3,377464</text:p>
          </table:table-cell>
          <table:table-cell office:value-type="float" office:value="2.583101" calcext:value-type="float">
            <text:p>2,583101</text:p>
          </table:table-cell>
          <table:table-cell/>
          <table:table-cell office:value-type="float" office:value="21.027496" calcext:value-type="float">
            <text:p>21,027496</text:p>
          </table:table-cell>
          <table:table-cell office:value-type="float" office:value="21.614084" calcext:value-type="float">
            <text:p>21,614084</text:p>
          </table:table-cell>
          <table:table-cell office:value-type="float" office:value="20.995339" calcext:value-type="float">
            <text:p>20,995339</text:p>
          </table:table-cell>
          <table:table-cell office:value-type="float" office:value="20.934384" calcext:value-type="float">
            <text:p>20,934384</text:p>
          </table:table-cell>
          <table:table-cell office:value-type="float" office:value="22.615794" calcext:value-type="float">
            <text:p>22,615794</text:p>
          </table:table-cell>
          <table:table-cell office:value-type="float" office:value="22.654762" calcext:value-type="float">
            <text:p>22,654762</text:p>
          </table:table-cell>
          <table:table-cell office:value-type="float" office:value="21.346057" calcext:value-type="float">
            <text:p>21,346057</text:p>
          </table:table-cell>
          <table:table-cell office:value-type="float" office:value="22.798146" calcext:value-type="float">
            <text:p>22,798146</text:p>
          </table:table-cell>
          <table:table-cell office:value-type="float" office:value="22.776094" calcext:value-type="float">
            <text:p>22,776094</text:p>
          </table:table-cell>
          <table:table-cell office:value-type="float" office:value="22.854091" calcext:value-type="float">
            <text:p>22,854091</text:p>
          </table:table-cell>
          <table:table-cell/>
          <table:table-cell office:value-type="float" office:value="201.202498" calcext:value-type="float">
            <text:p>201,202498</text:p>
          </table:table-cell>
          <table:table-cell office:value-type="float" office:value="204.847061" calcext:value-type="float">
            <text:p>204,847061</text:p>
          </table:table-cell>
          <table:table-cell office:value-type="float" office:value="204.227069" calcext:value-type="float">
            <text:p>204,227069</text:p>
          </table:table-cell>
          <table:table-cell office:value-type="float" office:value="200.493285" calcext:value-type="float">
            <text:p>200,493285</text:p>
          </table:table-cell>
          <table:table-cell office:value-type="float" office:value="201.712566" calcext:value-type="float">
            <text:p>201,712566</text:p>
          </table:table-cell>
          <table:table-cell office:value-type="float" office:value="200.306626" calcext:value-type="float">
            <text:p>200,306626</text:p>
          </table:table-cell>
          <table:table-cell office:value-type="float" office:value="203.047046" calcext:value-type="float">
            <text:p>203,047046</text:p>
          </table:table-cell>
          <table:table-cell office:value-type="float" office:value="202.583444" calcext:value-type="float">
            <text:p>202,583444</text:p>
          </table:table-cell>
          <table:table-cell office:value-type="float" office:value="203.180189" calcext:value-type="float">
            <text:p>203,180189</text:p>
          </table:table-cell>
          <table:table-cell office:value-type="float" office:value="203.101839" calcext:value-type="float">
            <text:p>203,101839</text:p>
          </table:table-cell>
          <table:table-cell/>
          <table:table-cell office:value-type="float" office:value="0.009885" calcext:value-type="float">
            <text:p>0,009885</text:p>
          </table:table-cell>
          <table:table-cell office:value-type="float" office:value="0.007851" calcext:value-type="float">
            <text:p>0,007851</text:p>
          </table:table-cell>
          <table:table-cell office:value-type="float" office:value="0.007446" calcext:value-type="float">
            <text:p>0,007446</text:p>
          </table:table-cell>
          <table:table-cell office:value-type="float" office:value="0.009519" calcext:value-type="float">
            <text:p>0,009519</text:p>
          </table:table-cell>
          <table:table-cell office:value-type="float" office:value="0.018403" calcext:value-type="float">
            <text:p>0,018403</text:p>
          </table:table-cell>
          <table:table-cell office:value-type="float" office:value="0.007228" calcext:value-type="float">
            <text:p>0,007228</text:p>
          </table:table-cell>
          <table:table-cell office:value-type="float" office:value="0.014687" calcext:value-type="float">
            <text:p>0,014687</text:p>
          </table:table-cell>
          <table:table-cell office:value-type="float" office:value="0.007716" calcext:value-type="float">
            <text:p>0,007716</text:p>
          </table:table-cell>
          <table:table-cell office:value-type="float" office:value="0.009132" calcext:value-type="float">
            <text:p>0,009132</text:p>
          </table:table-cell>
          <table:table-cell office:value-type="float" office:value="0.01324" calcext:value-type="float">
            <text:p>0,01324</text:p>
          </table:table-cell>
          <table:table-cell/>
          <table:table-cell office:value-type="float" office:value="0.126031" calcext:value-type="float">
            <text:p>0,126031</text:p>
          </table:table-cell>
          <table:table-cell office:value-type="float" office:value="0.104286" calcext:value-type="float">
            <text:p>0,104286</text:p>
          </table:table-cell>
          <table:table-cell office:value-type="float" office:value="0.077404" calcext:value-type="float">
            <text:p>0,077404</text:p>
          </table:table-cell>
          <table:table-cell office:value-type="float" office:value="0.13535" calcext:value-type="float">
            <text:p>0,13535</text:p>
          </table:table-cell>
          <table:table-cell office:value-type="float" office:value="0.044963" calcext:value-type="float">
            <text:p>0,044963</text:p>
          </table:table-cell>
          <table:table-cell office:value-type="float" office:value="0.095727" calcext:value-type="float">
            <text:p>0,095727</text:p>
          </table:table-cell>
          <table:table-cell office:value-type="float" office:value="0.136529" calcext:value-type="float">
            <text:p>0,136529</text:p>
          </table:table-cell>
          <table:table-cell office:value-type="float" office:value="0.119502" calcext:value-type="float">
            <text:p>0,119502</text:p>
          </table:table-cell>
          <table:table-cell office:value-type="float" office:value="0.051968" calcext:value-type="float">
            <text:p>0,051968</text:p>
          </table:table-cell>
          <table:table-cell office:value-type="float" office:value="0.162871" calcext:value-type="float">
            <text:p>0,162871</text:p>
          </table:table-cell>
          <table:table-cell/>
          <table:table-cell office:value-type="float" office:value="1.619822" calcext:value-type="float">
            <text:p>1,619822</text:p>
          </table:table-cell>
          <table:table-cell office:value-type="float" office:value="1.682266" calcext:value-type="float">
            <text:p>1,682266</text:p>
          </table:table-cell>
          <table:table-cell office:value-type="float" office:value="1.640757" calcext:value-type="float">
            <text:p>1,640757</text:p>
          </table:table-cell>
          <table:table-cell office:value-type="float" office:value="1.640309" calcext:value-type="float">
            <text:p>1,640309</text:p>
          </table:table-cell>
          <table:table-cell office:value-type="float" office:value="1.73616" calcext:value-type="float">
            <text:p>1,73616</text:p>
          </table:table-cell>
          <table:table-cell office:value-type="float" office:value="1.532028" calcext:value-type="float">
            <text:p>1,532028</text:p>
          </table:table-cell>
          <table:table-cell office:value-type="float" office:value="1.661609" calcext:value-type="float">
            <text:p>1,661609</text:p>
          </table:table-cell>
          <table:table-cell office:value-type="float" office:value="1.761565" calcext:value-type="float">
            <text:p>1,761565</text:p>
          </table:table-cell>
          <table:table-cell office:value-type="float" office:value="1.725798" calcext:value-type="float">
            <text:p>1,725798</text:p>
          </table:table-cell>
          <table:table-cell office:value-type="float" office:value="1.86016" calcext:value-type="float">
            <text:p>1,86016</text:p>
          </table:table-cell>
          <table:table-cell/>
          <table:table-cell office:value-type="float" office:value="18.291143" calcext:value-type="float">
            <text:p>18,291143</text:p>
          </table:table-cell>
          <table:table-cell office:value-type="float" office:value="19.575697" calcext:value-type="float">
            <text:p>19,575697</text:p>
          </table:table-cell>
          <table:table-cell office:value-type="float" office:value="20.168518" calcext:value-type="float">
            <text:p>20,168518</text:p>
          </table:table-cell>
          <table:table-cell office:value-type="float" office:value="20.313792" calcext:value-type="float">
            <text:p>20,313792</text:p>
          </table:table-cell>
          <table:table-cell office:value-type="float" office:value="20.787549" calcext:value-type="float">
            <text:p>20,787549</text:p>
          </table:table-cell>
          <table:table-cell office:value-type="float" office:value="21.290194" calcext:value-type="float">
            <text:p>21,290194</text:p>
          </table:table-cell>
          <table:table-cell office:value-type="float" office:value="22.108231" calcext:value-type="float">
            <text:p>22,108231</text:p>
          </table:table-cell>
          <table:table-cell office:value-type="float" office:value="21.420458" calcext:value-type="float">
            <text:p>21,420458</text:p>
          </table:table-cell>
          <table:table-cell office:value-type="float" office:value="21.284964" calcext:value-type="float">
            <text:p>21,284964</text:p>
          </table:table-cell>
          <table:table-cell office:value-type="float" office:value="21.894963" calcext:value-type="float">
            <text:p>21,894963</text:p>
          </table:table-cell>
          <table:table-cell/>
          <table:table-cell office:value-type="float" office:value="206.594448" calcext:value-type="float">
            <text:p>206,594448</text:p>
          </table:table-cell>
          <table:table-cell office:value-type="float" office:value="210.846433" calcext:value-type="float">
            <text:p>210,846433</text:p>
          </table:table-cell>
          <table:table-cell office:value-type="float" office:value="213.642665" calcext:value-type="float">
            <text:p>213,642665</text:p>
          </table:table-cell>
          <table:table-cell office:value-type="float" office:value="212.106038" calcext:value-type="float">
            <text:p>212,106038</text:p>
          </table:table-cell>
          <table:table-cell office:value-type="float" office:value="210.66058" calcext:value-type="float">
            <text:p>210,66058</text:p>
          </table:table-cell>
          <table:table-cell office:value-type="float" office:value="212.052705" calcext:value-type="float">
            <text:p>212,052705</text:p>
          </table:table-cell>
          <table:table-cell office:value-type="float" office:value="209.823433" calcext:value-type="float">
            <text:p>209,823433</text:p>
          </table:table-cell>
          <table:table-cell office:value-type="float" office:value="213.435103" calcext:value-type="float">
            <text:p>213,435103</text:p>
          </table:table-cell>
          <table:table-cell office:value-type="float" office:value="213.332204" calcext:value-type="float">
            <text:p>213,332204</text:p>
          </table:table-cell>
          <table:table-cell office:value-type="float" office:value="216.236308" calcext:value-type="float">
            <text:p>216,236308</text:p>
          </table:table-cell>
        </table:table-row>
        <table:table-row table:style-name="ro1">
          <table:table-cell office:value-type="float" office:value="0.012442" calcext:value-type="float">
            <text:p>0,012442</text:p>
          </table:table-cell>
          <table:table-cell office:value-type="float" office:value="0.086859" calcext:value-type="float">
            <text:p>0,086859</text:p>
          </table:table-cell>
          <table:table-cell office:value-type="float" office:value="0.752164" calcext:value-type="float">
            <text:p>0,752164</text:p>
          </table:table-cell>
          <table:table-cell office:value-type="float" office:value="8.680088" calcext:value-type="float">
            <text:p>8,680088</text:p>
          </table:table-cell>
          <table:table-cell office:value-type="float" office:value="91.477864" calcext:value-type="float">
            <text:p>91,477864</text:p>
          </table:table-cell>
          <table:table-cell/>
          <table:table-cell office:value-type="float" office:value="0.010676" calcext:value-type="float">
            <text:p>0,010676</text:p>
          </table:table-cell>
          <table:table-cell office:value-type="float" office:value="0.011193" calcext:value-type="float">
            <text:p>0,011193</text:p>
          </table:table-cell>
          <table:table-cell office:value-type="float" office:value="0.00864" calcext:value-type="float">
            <text:p>0,00864</text:p>
          </table:table-cell>
          <table:table-cell office:value-type="float" office:value="0.033618" calcext:value-type="float">
            <text:p>0,033618</text:p>
          </table:table-cell>
          <table:table-cell office:value-type="float" office:value="0.024939" calcext:value-type="float">
            <text:p>0,024939</text:p>
          </table:table-cell>
          <table:table-cell office:value-type="float" office:value="0.024042" calcext:value-type="float">
            <text:p>0,024042</text:p>
          </table:table-cell>
          <table:table-cell office:value-type="float" office:value="0.012779" calcext:value-type="float">
            <text:p>0,012779</text:p>
          </table:table-cell>
          <table:table-cell office:value-type="float" office:value="0.014585" calcext:value-type="float">
            <text:p>0,014585</text:p>
          </table:table-cell>
          <table:table-cell office:value-type="float" office:value="0.020494" calcext:value-type="float">
            <text:p>0,020494</text:p>
          </table:table-cell>
          <table:table-cell office:value-type="float" office:value="0.01721" calcext:value-type="float">
            <text:p>0,01721</text:p>
          </table:table-cell>
          <table:table-cell/>
          <table:table-cell office:value-type="float" office:value="0.156361" calcext:value-type="float">
            <text:p>0,156361</text:p>
          </table:table-cell>
          <table:table-cell office:value-type="float" office:value="0.159488" calcext:value-type="float">
            <text:p>0,159488</text:p>
          </table:table-cell>
          <table:table-cell office:value-type="float" office:value="0.180349" calcext:value-type="float">
            <text:p>0,180349</text:p>
          </table:table-cell>
          <table:table-cell office:value-type="float" office:value="0.162641" calcext:value-type="float">
            <text:p>0,162641</text:p>
          </table:table-cell>
          <table:table-cell office:value-type="float" office:value="0.1826" calcext:value-type="float">
            <text:p>0,1826</text:p>
          </table:table-cell>
          <table:table-cell office:value-type="float" office:value="0.176198" calcext:value-type="float">
            <text:p>0,176198</text:p>
          </table:table-cell>
          <table:table-cell office:value-type="float" office:value="0.197832" calcext:value-type="float">
            <text:p>0,197832</text:p>
          </table:table-cell>
          <table:table-cell office:value-type="float" office:value="0.183216" calcext:value-type="float">
            <text:p>0,183216</text:p>
          </table:table-cell>
          <table:table-cell office:value-type="float" office:value="0.187128" calcext:value-type="float">
            <text:p>0,187128</text:p>
          </table:table-cell>
          <table:table-cell office:value-type="float" office:value="0.188622" calcext:value-type="float">
            <text:p>0,188622</text:p>
          </table:table-cell>
          <table:table-cell/>
          <table:table-cell office:value-type="float" office:value="1.791939" calcext:value-type="float">
            <text:p>1,791939</text:p>
          </table:table-cell>
          <table:table-cell office:value-type="float" office:value="1.857803" calcext:value-type="float">
            <text:p>1,857803</text:p>
          </table:table-cell>
          <table:table-cell office:value-type="float" office:value="1.926408" calcext:value-type="float">
            <text:p>1,926408</text:p>
          </table:table-cell>
          <table:table-cell office:value-type="float" office:value="2.118472" calcext:value-type="float">
            <text:p>2,118472</text:p>
          </table:table-cell>
          <table:table-cell office:value-type="float" office:value="2.000387" calcext:value-type="float">
            <text:p>2,000387</text:p>
          </table:table-cell>
          <table:table-cell office:value-type="float" office:value="2.004994" calcext:value-type="float">
            <text:p>2,004994</text:p>
          </table:table-cell>
          <table:table-cell office:value-type="float" office:value="2.298026" calcext:value-type="float">
            <text:p>2,298026</text:p>
          </table:table-cell>
          <table:table-cell office:value-type="float" office:value="2.597037" calcext:value-type="float">
            <text:p>2,597037</text:p>
          </table:table-cell>
          <table:table-cell office:value-type="float" office:value="3.374983" calcext:value-type="float">
            <text:p>3,374983</text:p>
          </table:table-cell>
          <table:table-cell office:value-type="float" office:value="2.650661" calcext:value-type="float">
            <text:p>2,650661</text:p>
          </table:table-cell>
          <table:table-cell/>
          <table:table-cell office:value-type="float" office:value="21.40252" calcext:value-type="float">
            <text:p>21,40252</text:p>
          </table:table-cell>
          <table:table-cell office:value-type="float" office:value="21.668364" calcext:value-type="float">
            <text:p>21,668364</text:p>
          </table:table-cell>
          <table:table-cell office:value-type="float" office:value="21.696094" calcext:value-type="float">
            <text:p>21,696094</text:p>
          </table:table-cell>
          <table:table-cell office:value-type="float" office:value="21.0967" calcext:value-type="float">
            <text:p>21,0967</text:p>
          </table:table-cell>
          <table:table-cell office:value-type="float" office:value="22.750119" calcext:value-type="float">
            <text:p>22,750119</text:p>
          </table:table-cell>
          <table:table-cell office:value-type="float" office:value="22.771667" calcext:value-type="float">
            <text:p>22,771667</text:p>
          </table:table-cell>
          <table:table-cell office:value-type="float" office:value="21.338961" calcext:value-type="float">
            <text:p>21,338961</text:p>
          </table:table-cell>
          <table:table-cell office:value-type="float" office:value="22.937861" calcext:value-type="float">
            <text:p>22,937861</text:p>
          </table:table-cell>
          <table:table-cell office:value-type="float" office:value="22.859682" calcext:value-type="float">
            <text:p>22,859682</text:p>
          </table:table-cell>
          <table:table-cell office:value-type="float" office:value="22.935924" calcext:value-type="float">
            <text:p>22,935924</text:p>
          </table:table-cell>
          <table:table-cell/>
          <table:table-cell office:value-type="float" office:value="202.09329" calcext:value-type="float">
            <text:p>202,09329</text:p>
          </table:table-cell>
          <table:table-cell office:value-type="float" office:value="205.032058" calcext:value-type="float">
            <text:p>205,032058</text:p>
          </table:table-cell>
          <table:table-cell office:value-type="float" office:value="204.920446" calcext:value-type="float">
            <text:p>204,920446</text:p>
          </table:table-cell>
          <table:table-cell office:value-type="float" office:value="200.766136" calcext:value-type="float">
            <text:p>200,766136</text:p>
          </table:table-cell>
          <table:table-cell office:value-type="float" office:value="202.353744" calcext:value-type="float">
            <text:p>202,353744</text:p>
          </table:table-cell>
          <table:table-cell office:value-type="float" office:value="200.982073" calcext:value-type="float">
            <text:p>200,982073</text:p>
          </table:table-cell>
          <table:table-cell office:value-type="float" office:value="203.615308" calcext:value-type="float">
            <text:p>203,615308</text:p>
          </table:table-cell>
          <table:table-cell office:value-type="float" office:value="202.58614" calcext:value-type="float">
            <text:p>202,58614</text:p>
          </table:table-cell>
          <table:table-cell office:value-type="float" office:value="203.481988" calcext:value-type="float">
            <text:p>203,481988</text:p>
          </table:table-cell>
          <table:table-cell office:value-type="float" office:value="203.530019" calcext:value-type="float">
            <text:p>203,530019</text:p>
          </table:table-cell>
          <table:table-cell/>
          <table:table-cell office:value-type="float" office:value="0.018272" calcext:value-type="float">
            <text:p>0,018272</text:p>
          </table:table-cell>
          <table:table-cell office:value-type="float" office:value="0.033914" calcext:value-type="float">
            <text:p>0,033914</text:p>
          </table:table-cell>
          <table:table-cell office:value-type="float" office:value="0.027689" calcext:value-type="float">
            <text:p>0,027689</text:p>
          </table:table-cell>
          <table:table-cell office:value-type="float" office:value="0.034938" calcext:value-type="float">
            <text:p>0,034938</text:p>
          </table:table-cell>
          <table:table-cell office:value-type="float" office:value="0.019408" calcext:value-type="float">
            <text:p>0,019408</text:p>
          </table:table-cell>
          <table:table-cell office:value-type="float" office:value="0.02017" calcext:value-type="float">
            <text:p>0,02017</text:p>
          </table:table-cell>
          <table:table-cell office:value-type="float" office:value="0.02884" calcext:value-type="float">
            <text:p>0,02884</text:p>
          </table:table-cell>
          <table:table-cell office:value-type="float" office:value="0.020034" calcext:value-type="float">
            <text:p>0,020034</text:p>
          </table:table-cell>
          <table:table-cell office:value-type="float" office:value="0.028297" calcext:value-type="float">
            <text:p>0,028297</text:p>
          </table:table-cell>
          <table:table-cell office:value-type="float" office:value="0.02558" calcext:value-type="float">
            <text:p>0,02558</text:p>
          </table:table-cell>
          <table:table-cell/>
          <table:table-cell office:value-type="float" office:value="0.128505" calcext:value-type="float">
            <text:p>0,128505</text:p>
          </table:table-cell>
          <table:table-cell office:value-type="float" office:value="0.108074" calcext:value-type="float">
            <text:p>0,108074</text:p>
          </table:table-cell>
          <table:table-cell office:value-type="float" office:value="0.141708" calcext:value-type="float">
            <text:p>0,141708</text:p>
          </table:table-cell>
          <table:table-cell office:value-type="float" office:value="0.134753" calcext:value-type="float">
            <text:p>0,134753</text:p>
          </table:table-cell>
          <table:table-cell office:value-type="float" office:value="0.116752" calcext:value-type="float">
            <text:p>0,116752</text:p>
          </table:table-cell>
          <table:table-cell office:value-type="float" office:value="0.106785" calcext:value-type="float">
            <text:p>0,106785</text:p>
          </table:table-cell>
          <table:table-cell office:value-type="float" office:value="0.140858" calcext:value-type="float">
            <text:p>0,140858</text:p>
          </table:table-cell>
          <table:table-cell office:value-type="float" office:value="0.121041" calcext:value-type="float">
            <text:p>0,121041</text:p>
          </table:table-cell>
          <table:table-cell office:value-type="float" office:value="0.123139" calcext:value-type="float">
            <text:p>0,123139</text:p>
          </table:table-cell>
          <table:table-cell office:value-type="float" office:value="0.175017" calcext:value-type="float">
            <text:p>0,175017</text:p>
          </table:table-cell>
          <table:table-cell/>
          <table:table-cell office:value-type="float" office:value="1.631647" calcext:value-type="float">
            <text:p>1,631647</text:p>
          </table:table-cell>
          <table:table-cell office:value-type="float" office:value="1.705804" calcext:value-type="float">
            <text:p>1,705804</text:p>
          </table:table-cell>
          <table:table-cell office:value-type="float" office:value="1.691546" calcext:value-type="float">
            <text:p>1,691546</text:p>
          </table:table-cell>
          <table:table-cell office:value-type="float" office:value="1.650506" calcext:value-type="float">
            <text:p>1,650506</text:p>
          </table:table-cell>
          <table:table-cell office:value-type="float" office:value="1.761359" calcext:value-type="float">
            <text:p>1,761359</text:p>
          </table:table-cell>
          <table:table-cell office:value-type="float" office:value="1.615831" calcext:value-type="float">
            <text:p>1,615831</text:p>
          </table:table-cell>
          <table:table-cell office:value-type="float" office:value="1.710325" calcext:value-type="float">
            <text:p>1,710325</text:p>
          </table:table-cell>
          <table:table-cell office:value-type="float" office:value="1.805564" calcext:value-type="float">
            <text:p>1,805564</text:p>
          </table:table-cell>
          <table:table-cell office:value-type="float" office:value="1.754475" calcext:value-type="float">
            <text:p>1,754475</text:p>
          </table:table-cell>
          <table:table-cell office:value-type="float" office:value="1.940478" calcext:value-type="float">
            <text:p>1,940478</text:p>
          </table:table-cell>
          <table:table-cell/>
          <table:table-cell office:value-type="float" office:value="18.467475" calcext:value-type="float">
            <text:p>18,467475</text:p>
          </table:table-cell>
          <table:table-cell office:value-type="float" office:value="19.670707" calcext:value-type="float">
            <text:p>19,670707</text:p>
          </table:table-cell>
          <table:table-cell office:value-type="float" office:value="20.318905" calcext:value-type="float">
            <text:p>20,318905</text:p>
          </table:table-cell>
          <table:table-cell office:value-type="float" office:value="20.498294" calcext:value-type="float">
            <text:p>20,498294</text:p>
          </table:table-cell>
          <table:table-cell office:value-type="float" office:value="20.987793" calcext:value-type="float">
            <text:p>20,987793</text:p>
          </table:table-cell>
          <table:table-cell office:value-type="float" office:value="21.744685" calcext:value-type="float">
            <text:p>21,744685</text:p>
          </table:table-cell>
          <table:table-cell office:value-type="float" office:value="22.394224" calcext:value-type="float">
            <text:p>22,394224</text:p>
          </table:table-cell>
          <table:table-cell office:value-type="float" office:value="21.581561" calcext:value-type="float">
            <text:p>21,581561</text:p>
          </table:table-cell>
          <table:table-cell office:value-type="float" office:value="21.715279" calcext:value-type="float">
            <text:p>21,715279</text:p>
          </table:table-cell>
          <table:table-cell office:value-type="float" office:value="22.494071" calcext:value-type="float">
            <text:p>22,494071</text:p>
          </table:table-cell>
          <table:table-cell/>
          <table:table-cell office:value-type="float" office:value="206.986464" calcext:value-type="float">
            <text:p>206,986464</text:p>
          </table:table-cell>
          <table:table-cell office:value-type="float" office:value="211.83766" calcext:value-type="float">
            <text:p>211,83766</text:p>
          </table:table-cell>
          <table:table-cell office:value-type="float" office:value="214.07568" calcext:value-type="float">
            <text:p>214,07568</text:p>
          </table:table-cell>
          <table:table-cell office:value-type="float" office:value="212.241648" calcext:value-type="float">
            <text:p>212,241648</text:p>
          </table:table-cell>
          <table:table-cell office:value-type="float" office:value="210.820733" calcext:value-type="float">
            <text:p>210,820733</text:p>
          </table:table-cell>
          <table:table-cell office:value-type="float" office:value="212.379367" calcext:value-type="float">
            <text:p>212,379367</text:p>
          </table:table-cell>
          <table:table-cell office:value-type="float" office:value="210.667195" calcext:value-type="float">
            <text:p>210,667195</text:p>
          </table:table-cell>
          <table:table-cell office:value-type="float" office:value="213.981584" calcext:value-type="float">
            <text:p>213,981584</text:p>
          </table:table-cell>
          <table:table-cell office:value-type="float" office:value="215.042856" calcext:value-type="float">
            <text:p>215,042856</text:p>
          </table:table-cell>
          <table:table-cell office:value-type="float" office:value="216.294335" calcext:value-type="float">
            <text:p>216,294335</text:p>
          </table:table-cell>
        </table:table-row>
        <table:table-row table:style-name="ro1">
          <table:table-cell office:value-type="float" office:value="0.010532" calcext:value-type="float">
            <text:p>0,010532</text:p>
          </table:table-cell>
          <table:table-cell office:value-type="float" office:value="0.08547" calcext:value-type="float">
            <text:p>0,08547</text:p>
          </table:table-cell>
          <table:table-cell office:value-type="float" office:value="0.731537" calcext:value-type="float">
            <text:p>0,731537</text:p>
          </table:table-cell>
          <table:table-cell office:value-type="float" office:value="8.994744" calcext:value-type="float">
            <text:p>8,994744</text:p>
          </table:table-cell>
          <table:table-cell office:value-type="float" office:value="93.775448" calcext:value-type="float">
            <text:p>93,775448</text:p>
          </table:table-cell>
          <table:table-cell/>
          <table:table-cell office:value-type="float" office:value="0.018768" calcext:value-type="float">
            <text:p>0,018768</text:p>
          </table:table-cell>
          <table:table-cell office:value-type="float" office:value="0.01265" calcext:value-type="float">
            <text:p>0,01265</text:p>
          </table:table-cell>
          <table:table-cell office:value-type="float" office:value="0.010473" calcext:value-type="float">
            <text:p>0,010473</text:p>
          </table:table-cell>
          <table:table-cell office:value-type="float" office:value="0.032626" calcext:value-type="float">
            <text:p>0,032626</text:p>
          </table:table-cell>
          <table:table-cell office:value-type="float" office:value="0.027315" calcext:value-type="float">
            <text:p>0,027315</text:p>
          </table:table-cell>
          <table:table-cell office:value-type="float" office:value="0.027314" calcext:value-type="float">
            <text:p>0,027314</text:p>
          </table:table-cell>
          <table:table-cell office:value-type="float" office:value="0.017049" calcext:value-type="float">
            <text:p>0,017049</text:p>
          </table:table-cell>
          <table:table-cell office:value-type="float" office:value="0.01215" calcext:value-type="float">
            <text:p>0,01215</text:p>
          </table:table-cell>
          <table:table-cell office:value-type="float" office:value="0.021358" calcext:value-type="float">
            <text:p>0,021358</text:p>
          </table:table-cell>
          <table:table-cell office:value-type="float" office:value="0.02566" calcext:value-type="float">
            <text:p>0,02566</text:p>
          </table:table-cell>
          <table:table-cell/>
          <table:table-cell office:value-type="float" office:value="0.164595" calcext:value-type="float">
            <text:p>0,164595</text:p>
          </table:table-cell>
          <table:table-cell office:value-type="float" office:value="0.176162" calcext:value-type="float">
            <text:p>0,176162</text:p>
          </table:table-cell>
          <table:table-cell office:value-type="float" office:value="0.183003" calcext:value-type="float">
            <text:p>0,183003</text:p>
          </table:table-cell>
          <table:table-cell office:value-type="float" office:value="0.171575" calcext:value-type="float">
            <text:p>0,171575</text:p>
          </table:table-cell>
          <table:table-cell office:value-type="float" office:value="0.184121" calcext:value-type="float">
            <text:p>0,184121</text:p>
          </table:table-cell>
          <table:table-cell office:value-type="float" office:value="0.1814" calcext:value-type="float">
            <text:p>0,1814</text:p>
          </table:table-cell>
          <table:table-cell office:value-type="float" office:value="0.198124" calcext:value-type="float">
            <text:p>0,198124</text:p>
          </table:table-cell>
          <table:table-cell office:value-type="float" office:value="0.188734" calcext:value-type="float">
            <text:p>0,188734</text:p>
          </table:table-cell>
          <table:table-cell office:value-type="float" office:value="0.194827" calcext:value-type="float">
            <text:p>0,194827</text:p>
          </table:table-cell>
          <table:table-cell office:value-type="float" office:value="0.194558" calcext:value-type="float">
            <text:p>0,194558</text:p>
          </table:table-cell>
          <table:table-cell/>
          <table:table-cell office:value-type="float" office:value="1.793291" calcext:value-type="float">
            <text:p>1,793291</text:p>
          </table:table-cell>
          <table:table-cell office:value-type="float" office:value="1.871817" calcext:value-type="float">
            <text:p>1,871817</text:p>
          </table:table-cell>
          <table:table-cell office:value-type="float" office:value="1.933919" calcext:value-type="float">
            <text:p>1,933919</text:p>
          </table:table-cell>
          <table:table-cell office:value-type="float" office:value="2.206659" calcext:value-type="float">
            <text:p>2,206659</text:p>
          </table:table-cell>
          <table:table-cell office:value-type="float" office:value="2.013359" calcext:value-type="float">
            <text:p>2,013359</text:p>
          </table:table-cell>
          <table:table-cell office:value-type="float" office:value="1.994996" calcext:value-type="float">
            <text:p>1,994996</text:p>
          </table:table-cell>
          <table:table-cell office:value-type="float" office:value="2.370831" calcext:value-type="float">
            <text:p>2,370831</text:p>
          </table:table-cell>
          <table:table-cell office:value-type="float" office:value="2.681114" calcext:value-type="float">
            <text:p>2,681114</text:p>
          </table:table-cell>
          <table:table-cell office:value-type="float" office:value="3.412969" calcext:value-type="float">
            <text:p>3,412969</text:p>
          </table:table-cell>
          <table:table-cell office:value-type="float" office:value="2.658096" calcext:value-type="float">
            <text:p>2,658096</text:p>
          </table:table-cell>
          <table:table-cell/>
          <table:table-cell office:value-type="float" office:value="21.497327" calcext:value-type="float">
            <text:p>21,497327</text:p>
          </table:table-cell>
          <table:table-cell office:value-type="float" office:value="21.698451" calcext:value-type="float">
            <text:p>21,698451</text:p>
          </table:table-cell>
          <table:table-cell office:value-type="float" office:value="21.833398" calcext:value-type="float">
            <text:p>21,833398</text:p>
          </table:table-cell>
          <table:table-cell office:value-type="float" office:value="21.109092" calcext:value-type="float">
            <text:p>21,109092</text:p>
          </table:table-cell>
          <table:table-cell office:value-type="float" office:value="22.753172" calcext:value-type="float">
            <text:p>22,753172</text:p>
          </table:table-cell>
          <table:table-cell office:value-type="float" office:value="22.785643" calcext:value-type="float">
            <text:p>22,785643</text:p>
          </table:table-cell>
          <table:table-cell office:value-type="float" office:value="21.477013" calcext:value-type="float">
            <text:p>21,477013</text:p>
          </table:table-cell>
          <table:table-cell office:value-type="float" office:value="22.993784" calcext:value-type="float">
            <text:p>22,993784</text:p>
          </table:table-cell>
          <table:table-cell office:value-type="float" office:value="22.878461" calcext:value-type="float">
            <text:p>22,878461</text:p>
          </table:table-cell>
          <table:table-cell office:value-type="float" office:value="23.017425" calcext:value-type="float">
            <text:p>23,017425</text:p>
          </table:table-cell>
          <table:table-cell/>
          <table:table-cell office:value-type="float" office:value="202.326555" calcext:value-type="float">
            <text:p>202,326555</text:p>
          </table:table-cell>
          <table:table-cell office:value-type="float" office:value="205.230024" calcext:value-type="float">
            <text:p>205,230024</text:p>
          </table:table-cell>
          <table:table-cell office:value-type="float" office:value="205.039024" calcext:value-type="float">
            <text:p>205,039024</text:p>
          </table:table-cell>
          <table:table-cell office:value-type="float" office:value="201.077251" calcext:value-type="float">
            <text:p>201,077251</text:p>
          </table:table-cell>
          <table:table-cell office:value-type="float" office:value="202.749787" calcext:value-type="float">
            <text:p>202,749787</text:p>
          </table:table-cell>
          <table:table-cell office:value-type="float" office:value="201.136413" calcext:value-type="float">
            <text:p>201,136413</text:p>
          </table:table-cell>
          <table:table-cell office:value-type="float" office:value="203.905323" calcext:value-type="float">
            <text:p>203,905323</text:p>
          </table:table-cell>
          <table:table-cell office:value-type="float" office:value="202.870917" calcext:value-type="float">
            <text:p>202,870917</text:p>
          </table:table-cell>
          <table:table-cell office:value-type="float" office:value="203.543024" calcext:value-type="float">
            <text:p>203,543024</text:p>
          </table:table-cell>
          <table:table-cell office:value-type="float" office:value="203.655362" calcext:value-type="float">
            <text:p>203,655362</text:p>
          </table:table-cell>
          <table:table-cell/>
          <table:table-cell office:value-type="float" office:value="0.04553" calcext:value-type="float">
            <text:p>0,04553</text:p>
          </table:table-cell>
          <table:table-cell office:value-type="float" office:value="0.042245" calcext:value-type="float">
            <text:p>0,042245</text:p>
          </table:table-cell>
          <table:table-cell office:value-type="float" office:value="0.031725" calcext:value-type="float">
            <text:p>0,031725</text:p>
          </table:table-cell>
          <table:table-cell office:value-type="float" office:value="0.036063" calcext:value-type="float">
            <text:p>0,036063</text:p>
          </table:table-cell>
          <table:table-cell office:value-type="float" office:value="0.020028" calcext:value-type="float">
            <text:p>0,020028</text:p>
          </table:table-cell>
          <table:table-cell office:value-type="float" office:value="0.023355" calcext:value-type="float">
            <text:p>0,023355</text:p>
          </table:table-cell>
          <table:table-cell office:value-type="float" office:value="0.03808" calcext:value-type="float">
            <text:p>0,03808</text:p>
          </table:table-cell>
          <table:table-cell office:value-type="float" office:value="0.027654" calcext:value-type="float">
            <text:p>0,027654</text:p>
          </table:table-cell>
          <table:table-cell office:value-type="float" office:value="0.02925" calcext:value-type="float">
            <text:p>0,02925</text:p>
          </table:table-cell>
          <table:table-cell office:value-type="float" office:value="0.036771" calcext:value-type="float">
            <text:p>0,036771</text:p>
          </table:table-cell>
          <table:table-cell/>
          <table:table-cell office:value-type="float" office:value="0.141757" calcext:value-type="float">
            <text:p>0,141757</text:p>
          </table:table-cell>
          <table:table-cell office:value-type="float" office:value="0.173495" calcext:value-type="float">
            <text:p>0,173495</text:p>
          </table:table-cell>
          <table:table-cell office:value-type="float" office:value="0.145953" calcext:value-type="float">
            <text:p>0,145953</text:p>
          </table:table-cell>
          <table:table-cell office:value-type="float" office:value="0.17457" calcext:value-type="float">
            <text:p>0,17457</text:p>
          </table:table-cell>
          <table:table-cell office:value-type="float" office:value="0.132838" calcext:value-type="float">
            <text:p>0,132838</text:p>
          </table:table-cell>
          <table:table-cell office:value-type="float" office:value="0.161106" calcext:value-type="float">
            <text:p>0,161106</text:p>
          </table:table-cell>
          <table:table-cell office:value-type="float" office:value="0.154336" calcext:value-type="float">
            <text:p>0,154336</text:p>
          </table:table-cell>
          <table:table-cell office:value-type="float" office:value="0.18238" calcext:value-type="float">
            <text:p>0,18238</text:p>
          </table:table-cell>
          <table:table-cell office:value-type="float" office:value="0.169539" calcext:value-type="float">
            <text:p>0,169539</text:p>
          </table:table-cell>
          <table:table-cell office:value-type="float" office:value="0.183489" calcext:value-type="float">
            <text:p>0,183489</text:p>
          </table:table-cell>
          <table:table-cell/>
          <table:table-cell office:value-type="float" office:value="1.62219" calcext:value-type="float">
            <text:p>1,62219</text:p>
          </table:table-cell>
          <table:table-cell office:value-type="float" office:value="1.718259" calcext:value-type="float">
            <text:p>1,718259</text:p>
          </table:table-cell>
          <table:table-cell office:value-type="float" office:value="1.703095" calcext:value-type="float">
            <text:p>1,703095</text:p>
          </table:table-cell>
          <table:table-cell office:value-type="float" office:value="1.743929" calcext:value-type="float">
            <text:p>1,743929</text:p>
          </table:table-cell>
          <table:table-cell office:value-type="float" office:value="1.778078" calcext:value-type="float">
            <text:p>1,778078</text:p>
          </table:table-cell>
          <table:table-cell office:value-type="float" office:value="1.727808" calcext:value-type="float">
            <text:p>1,727808</text:p>
          </table:table-cell>
          <table:table-cell office:value-type="float" office:value="1.843644" calcext:value-type="float">
            <text:p>1,843644</text:p>
          </table:table-cell>
          <table:table-cell office:value-type="float" office:value="1.85248" calcext:value-type="float">
            <text:p>1,85248</text:p>
          </table:table-cell>
          <table:table-cell office:value-type="float" office:value="1.842859" calcext:value-type="float">
            <text:p>1,842859</text:p>
          </table:table-cell>
          <table:table-cell office:value-type="float" office:value="1.936144" calcext:value-type="float">
            <text:p>1,936144</text:p>
          </table:table-cell>
          <table:table-cell/>
          <table:table-cell office:value-type="float" office:value="18.494014" calcext:value-type="float">
            <text:p>18,494014</text:p>
          </table:table-cell>
          <table:table-cell office:value-type="float" office:value="19.672331" calcext:value-type="float">
            <text:p>19,672331</text:p>
          </table:table-cell>
          <table:table-cell office:value-type="float" office:value="20.414645" calcext:value-type="float">
            <text:p>20,414645</text:p>
          </table:table-cell>
          <table:table-cell office:value-type="float" office:value="20.563875" calcext:value-type="float">
            <text:p>20,563875</text:p>
          </table:table-cell>
          <table:table-cell office:value-type="float" office:value="20.982339" calcext:value-type="float">
            <text:p>20,982339</text:p>
          </table:table-cell>
          <table:table-cell office:value-type="float" office:value="21.957655" calcext:value-type="float">
            <text:p>21,957655</text:p>
          </table:table-cell>
          <table:table-cell office:value-type="float" office:value="22.621111" calcext:value-type="float">
            <text:p>22,621111</text:p>
          </table:table-cell>
          <table:table-cell office:value-type="float" office:value="21.750775" calcext:value-type="float">
            <text:p>21,750775</text:p>
          </table:table-cell>
          <table:table-cell office:value-type="float" office:value="21.999867" calcext:value-type="float">
            <text:p>21,999867</text:p>
          </table:table-cell>
          <table:table-cell office:value-type="float" office:value="22.530247" calcext:value-type="float">
            <text:p>22,530247</text:p>
          </table:table-cell>
          <table:table-cell/>
          <table:table-cell office:value-type="float" office:value="207.545301" calcext:value-type="float">
            <text:p>207,545301</text:p>
          </table:table-cell>
          <table:table-cell office:value-type="float" office:value="212.390965" calcext:value-type="float">
            <text:p>212,390965</text:p>
          </table:table-cell>
          <table:table-cell office:value-type="float" office:value="214.293095" calcext:value-type="float">
            <text:p>214,293095</text:p>
          </table:table-cell>
          <table:table-cell office:value-type="float" office:value="212.752647" calcext:value-type="float">
            <text:p>212,752647</text:p>
          </table:table-cell>
          <table:table-cell office:value-type="float" office:value="210.94118" calcext:value-type="float">
            <text:p>210,94118</text:p>
          </table:table-cell>
          <table:table-cell office:value-type="float" office:value="212.720256" calcext:value-type="float">
            <text:p>212,720256</text:p>
          </table:table-cell>
          <table:table-cell office:value-type="float" office:value="213.009179" calcext:value-type="float">
            <text:p>213,009179</text:p>
          </table:table-cell>
          <table:table-cell office:value-type="float" office:value="214.692874" calcext:value-type="float">
            <text:p>214,692874</text:p>
          </table:table-cell>
          <table:table-cell office:value-type="float" office:value="215.514948" calcext:value-type="float">
            <text:p>215,514948</text:p>
          </table:table-cell>
          <table:table-cell office:value-type="float" office:value="216.312459" calcext:value-type="float">
            <text:p>216,312459</text:p>
          </table:table-cell>
        </table:table-row>
        <table:table-row table:style-name="ro1">
          <table:table-cell office:value-type="float" office:value="0.010663" calcext:value-type="float">
            <text:p>0,010663</text:p>
          </table:table-cell>
          <table:table-cell office:value-type="float" office:value="0.086574" calcext:value-type="float">
            <text:p>0,086574</text:p>
          </table:table-cell>
          <table:table-cell office:value-type="float" office:value="0.736055" calcext:value-type="float">
            <text:p>0,736055</text:p>
          </table:table-cell>
          <table:table-cell office:value-type="float" office:value="8.902847" calcext:value-type="float">
            <text:p>8,902847</text:p>
          </table:table-cell>
          <table:table-cell office:value-type="float" office:value="92.467851" calcext:value-type="float">
            <text:p>92,467851</text:p>
          </table:table-cell>
          <table:table-cell/>
          <table:table-cell office:value-type="float" office:value="0.020304" calcext:value-type="float">
            <text:p>0,020304</text:p>
          </table:table-cell>
          <table:table-cell office:value-type="float" office:value="0.018193" calcext:value-type="float">
            <text:p>0,018193</text:p>
          </table:table-cell>
          <table:table-cell office:value-type="float" office:value="0.031895" calcext:value-type="float">
            <text:p>0,031895</text:p>
          </table:table-cell>
          <table:table-cell office:value-type="float" office:value="0.033787" calcext:value-type="float">
            <text:p>0,033787</text:p>
          </table:table-cell>
          <table:table-cell office:value-type="float" office:value="0.026832" calcext:value-type="float">
            <text:p>0,026832</text:p>
          </table:table-cell>
          <table:table-cell office:value-type="float" office:value="0.028394" calcext:value-type="float">
            <text:p>0,028394</text:p>
          </table:table-cell>
          <table:table-cell office:value-type="float" office:value="0.008838" calcext:value-type="float">
            <text:p>0,008838</text:p>
          </table:table-cell>
          <table:table-cell office:value-type="float" office:value="0.012129" calcext:value-type="float">
            <text:p>0,012129</text:p>
          </table:table-cell>
          <table:table-cell office:value-type="float" office:value="0.029572" calcext:value-type="float">
            <text:p>0,029572</text:p>
          </table:table-cell>
          <table:table-cell office:value-type="float" office:value="0.02299" calcext:value-type="float">
            <text:p>0,02299</text:p>
          </table:table-cell>
          <table:table-cell/>
          <table:table-cell office:value-type="float" office:value="0.171527" calcext:value-type="float">
            <text:p>0,171527</text:p>
          </table:table-cell>
          <table:table-cell office:value-type="float" office:value="0.184583" calcext:value-type="float">
            <text:p>0,184583</text:p>
          </table:table-cell>
          <table:table-cell office:value-type="float" office:value="0.18816" calcext:value-type="float">
            <text:p>0,18816</text:p>
          </table:table-cell>
          <table:table-cell office:value-type="float" office:value="0.174652" calcext:value-type="float">
            <text:p>0,174652</text:p>
          </table:table-cell>
          <table:table-cell office:value-type="float" office:value="0.188306" calcext:value-type="float">
            <text:p>0,188306</text:p>
          </table:table-cell>
          <table:table-cell office:value-type="float" office:value="0.196384" calcext:value-type="float">
            <text:p>0,196384</text:p>
          </table:table-cell>
          <table:table-cell office:value-type="float" office:value="0.198819" calcext:value-type="float">
            <text:p>0,198819</text:p>
          </table:table-cell>
          <table:table-cell office:value-type="float" office:value="0.190162" calcext:value-type="float">
            <text:p>0,190162</text:p>
          </table:table-cell>
          <table:table-cell office:value-type="float" office:value="0.20148" calcext:value-type="float">
            <text:p>0,20148</text:p>
          </table:table-cell>
          <table:table-cell office:value-type="float" office:value="0.207396" calcext:value-type="float">
            <text:p>0,207396</text:p>
          </table:table-cell>
          <table:table-cell/>
          <table:table-cell office:value-type="float" office:value="1.802654" calcext:value-type="float">
            <text:p>1,802654</text:p>
          </table:table-cell>
          <table:table-cell office:value-type="float" office:value="1.886737" calcext:value-type="float">
            <text:p>1,886737</text:p>
          </table:table-cell>
          <table:table-cell office:value-type="float" office:value="1.931349" calcext:value-type="float">
            <text:p>1,931349</text:p>
          </table:table-cell>
          <table:table-cell office:value-type="float" office:value="2.194939" calcext:value-type="float">
            <text:p>2,194939</text:p>
          </table:table-cell>
          <table:table-cell office:value-type="float" office:value="2.060751" calcext:value-type="float">
            <text:p>2,060751</text:p>
          </table:table-cell>
          <table:table-cell office:value-type="float" office:value="2.049434" calcext:value-type="float">
            <text:p>2,049434</text:p>
          </table:table-cell>
          <table:table-cell office:value-type="float" office:value="2.40307" calcext:value-type="float">
            <text:p>2,40307</text:p>
          </table:table-cell>
          <table:table-cell office:value-type="float" office:value="2.693898" calcext:value-type="float">
            <text:p>2,693898</text:p>
          </table:table-cell>
          <table:table-cell office:value-type="float" office:value="3.489625" calcext:value-type="float">
            <text:p>3,489625</text:p>
          </table:table-cell>
          <table:table-cell office:value-type="float" office:value="2.642285" calcext:value-type="float">
            <text:p>2,642285</text:p>
          </table:table-cell>
          <table:table-cell/>
          <table:table-cell office:value-type="float" office:value="21.598544" calcext:value-type="float">
            <text:p>21,598544</text:p>
          </table:table-cell>
          <table:table-cell office:value-type="float" office:value="21.785742" calcext:value-type="float">
            <text:p>21,785742</text:p>
          </table:table-cell>
          <table:table-cell office:value-type="float" office:value="21.909436" calcext:value-type="float">
            <text:p>21,909436</text:p>
          </table:table-cell>
          <table:table-cell office:value-type="float" office:value="21.17354" calcext:value-type="float">
            <text:p>21,17354</text:p>
          </table:table-cell>
          <table:table-cell office:value-type="float" office:value="22.772542" calcext:value-type="float">
            <text:p>22,772542</text:p>
          </table:table-cell>
          <table:table-cell office:value-type="float" office:value="22.839471" calcext:value-type="float">
            <text:p>22,839471</text:p>
          </table:table-cell>
          <table:table-cell office:value-type="float" office:value="21.501077" calcext:value-type="float">
            <text:p>21,501077</text:p>
          </table:table-cell>
          <table:table-cell office:value-type="float" office:value="23.022506" calcext:value-type="float">
            <text:p>23,022506</text:p>
          </table:table-cell>
          <table:table-cell office:value-type="float" office:value="23.019014" calcext:value-type="float">
            <text:p>23,019014</text:p>
          </table:table-cell>
          <table:table-cell office:value-type="float" office:value="23.010463" calcext:value-type="float">
            <text:p>23,010463</text:p>
          </table:table-cell>
          <table:table-cell/>
          <table:table-cell office:value-type="float" office:value="202.45625" calcext:value-type="float">
            <text:p>202,45625</text:p>
          </table:table-cell>
          <table:table-cell office:value-type="float" office:value="205.252445" calcext:value-type="float">
            <text:p>205,252445</text:p>
          </table:table-cell>
          <table:table-cell office:value-type="float" office:value="205.133477" calcext:value-type="float">
            <text:p>205,133477</text:p>
          </table:table-cell>
          <table:table-cell office:value-type="float" office:value="201.089237" calcext:value-type="float">
            <text:p>201,089237</text:p>
          </table:table-cell>
          <table:table-cell office:value-type="float" office:value="202.780442" calcext:value-type="float">
            <text:p>202,780442</text:p>
          </table:table-cell>
          <table:table-cell office:value-type="float" office:value="201.396802" calcext:value-type="float">
            <text:p>201,396802</text:p>
          </table:table-cell>
          <table:table-cell office:value-type="float" office:value="204.195458" calcext:value-type="float">
            <text:p>204,195458</text:p>
          </table:table-cell>
          <table:table-cell office:value-type="float" office:value="202.974906" calcext:value-type="float">
            <text:p>202,974906</text:p>
          </table:table-cell>
          <table:table-cell office:value-type="float" office:value="203.620464" calcext:value-type="float">
            <text:p>203,620464</text:p>
          </table:table-cell>
          <table:table-cell office:value-type="float" office:value="203.992393" calcext:value-type="float">
            <text:p>203,992393</text:p>
          </table:table-cell>
          <table:table-cell/>
          <table:table-cell office:value-type="float" office:value="0.032425" calcext:value-type="float">
            <text:p>0,032425</text:p>
          </table:table-cell>
          <table:table-cell office:value-type="float" office:value="0.028794" calcext:value-type="float">
            <text:p>0,028794</text:p>
          </table:table-cell>
          <table:table-cell office:value-type="float" office:value="0.040717" calcext:value-type="float">
            <text:p>0,040717</text:p>
          </table:table-cell>
          <table:table-cell office:value-type="float" office:value="0.044554" calcext:value-type="float">
            <text:p>0,044554</text:p>
          </table:table-cell>
          <table:table-cell office:value-type="float" office:value="0.033363" calcext:value-type="float">
            <text:p>0,033363</text:p>
          </table:table-cell>
          <table:table-cell office:value-type="float" office:value="0.026825" calcext:value-type="float">
            <text:p>0,026825</text:p>
          </table:table-cell>
          <table:table-cell office:value-type="float" office:value="0.043856" calcext:value-type="float">
            <text:p>0,043856</text:p>
          </table:table-cell>
          <table:table-cell office:value-type="float" office:value="0.023716" calcext:value-type="float">
            <text:p>0,023716</text:p>
          </table:table-cell>
          <table:table-cell office:value-type="float" office:value="0.027196" calcext:value-type="float">
            <text:p>0,027196</text:p>
          </table:table-cell>
          <table:table-cell office:value-type="float" office:value="0.047407" calcext:value-type="float">
            <text:p>0,047407</text:p>
          </table:table-cell>
          <table:table-cell/>
          <table:table-cell office:value-type="float" office:value="0.163252" calcext:value-type="float">
            <text:p>0,163252</text:p>
          </table:table-cell>
          <table:table-cell office:value-type="float" office:value="0.169934" calcext:value-type="float">
            <text:p>0,169934</text:p>
          </table:table-cell>
          <table:table-cell office:value-type="float" office:value="0.184187" calcext:value-type="float">
            <text:p>0,184187</text:p>
          </table:table-cell>
          <table:table-cell office:value-type="float" office:value="0.193402" calcext:value-type="float">
            <text:p>0,193402</text:p>
          </table:table-cell>
          <table:table-cell office:value-type="float" office:value="0.163391" calcext:value-type="float">
            <text:p>0,163391</text:p>
          </table:table-cell>
          <table:table-cell office:value-type="float" office:value="0.171772" calcext:value-type="float">
            <text:p>0,171772</text:p>
          </table:table-cell>
          <table:table-cell office:value-type="float" office:value="0.182596" calcext:value-type="float">
            <text:p>0,182596</text:p>
          </table:table-cell>
          <table:table-cell office:value-type="float" office:value="0.187876" calcext:value-type="float">
            <text:p>0,187876</text:p>
          </table:table-cell>
          <table:table-cell office:value-type="float" office:value="0.196148" calcext:value-type="float">
            <text:p>0,196148</text:p>
          </table:table-cell>
          <table:table-cell office:value-type="float" office:value="0.164197" calcext:value-type="float">
            <text:p>0,164197</text:p>
          </table:table-cell>
          <table:table-cell/>
          <table:table-cell office:value-type="float" office:value="1.642424" calcext:value-type="float">
            <text:p>1,642424</text:p>
          </table:table-cell>
          <table:table-cell office:value-type="float" office:value="1.734701" calcext:value-type="float">
            <text:p>1,734701</text:p>
          </table:table-cell>
          <table:table-cell office:value-type="float" office:value="1.766024" calcext:value-type="float">
            <text:p>1,766024</text:p>
          </table:table-cell>
          <table:table-cell office:value-type="float" office:value="1.753493" calcext:value-type="float">
            <text:p>1,753493</text:p>
          </table:table-cell>
          <table:table-cell office:value-type="float" office:value="1.797867" calcext:value-type="float">
            <text:p>1,797867</text:p>
          </table:table-cell>
          <table:table-cell office:value-type="float" office:value="1.806844" calcext:value-type="float">
            <text:p>1,806844</text:p>
          </table:table-cell>
          <table:table-cell office:value-type="float" office:value="1.892996" calcext:value-type="float">
            <text:p>1,892996</text:p>
          </table:table-cell>
          <table:table-cell office:value-type="float" office:value="1.915309" calcext:value-type="float">
            <text:p>1,915309</text:p>
          </table:table-cell>
          <table:table-cell office:value-type="float" office:value="1.889438" calcext:value-type="float">
            <text:p>1,889438</text:p>
          </table:table-cell>
          <table:table-cell office:value-type="float" office:value="1.957768" calcext:value-type="float">
            <text:p>1,957768</text:p>
          </table:table-cell>
          <table:table-cell/>
          <table:table-cell office:value-type="float" office:value="18.626439" calcext:value-type="float">
            <text:p>18,626439</text:p>
          </table:table-cell>
          <table:table-cell office:value-type="float" office:value="19.720964" calcext:value-type="float">
            <text:p>19,720964</text:p>
          </table:table-cell>
          <table:table-cell office:value-type="float" office:value="20.490111" calcext:value-type="float">
            <text:p>20,490111</text:p>
          </table:table-cell>
          <table:table-cell office:value-type="float" office:value="20.581312" calcext:value-type="float">
            <text:p>20,581312</text:p>
          </table:table-cell>
          <table:table-cell office:value-type="float" office:value="21.144688" calcext:value-type="float">
            <text:p>21,144688</text:p>
          </table:table-cell>
          <table:table-cell office:value-type="float" office:value="22.009428" calcext:value-type="float">
            <text:p>22,009428</text:p>
          </table:table-cell>
          <table:table-cell office:value-type="float" office:value="22.675781" calcext:value-type="float">
            <text:p>22,675781</text:p>
          </table:table-cell>
          <table:table-cell office:value-type="float" office:value="21.998566" calcext:value-type="float">
            <text:p>21,998566</text:p>
          </table:table-cell>
          <table:table-cell office:value-type="float" office:value="22.125929" calcext:value-type="float">
            <text:p>22,125929</text:p>
          </table:table-cell>
          <table:table-cell office:value-type="float" office:value="22.536549" calcext:value-type="float">
            <text:p>22,536549</text:p>
          </table:table-cell>
          <table:table-cell/>
          <table:table-cell office:value-type="float" office:value="207.661417" calcext:value-type="float">
            <text:p>207,661417</text:p>
          </table:table-cell>
          <table:table-cell office:value-type="float" office:value="212.401206" calcext:value-type="float">
            <text:p>212,401206</text:p>
          </table:table-cell>
          <table:table-cell office:value-type="float" office:value="214.888228" calcext:value-type="float">
            <text:p>214,888228</text:p>
          </table:table-cell>
          <table:table-cell office:value-type="float" office:value="212.948607" calcext:value-type="float">
            <text:p>212,948607</text:p>
          </table:table-cell>
          <table:table-cell office:value-type="float" office:value="211.412703" calcext:value-type="float">
            <text:p>211,412703</text:p>
          </table:table-cell>
          <table:table-cell office:value-type="float" office:value="213.000308" calcext:value-type="float">
            <text:p>213,000308</text:p>
          </table:table-cell>
          <table:table-cell office:value-type="float" office:value="213.203123" calcext:value-type="float">
            <text:p>213,203123</text:p>
          </table:table-cell>
          <table:table-cell office:value-type="float" office:value="214.73583" calcext:value-type="float">
            <text:p>214,73583</text:p>
          </table:table-cell>
          <table:table-cell office:value-type="float" office:value="215.866338" calcext:value-type="float">
            <text:p>215,866338</text:p>
          </table:table-cell>
          <table:table-cell office:value-type="float" office:value="216.6454" calcext:value-type="float">
            <text:p>216,6454</text:p>
          </table:table-cell>
        </table:table-row>
        <table:table-row table:style-name="ro1">
          <table:table-cell office:value-type="float" office:value="0.010424" calcext:value-type="float">
            <text:p>0,010424</text:p>
          </table:table-cell>
          <table:table-cell office:value-type="float" office:value="0.085219" calcext:value-type="float">
            <text:p>0,085219</text:p>
          </table:table-cell>
          <table:table-cell office:value-type="float" office:value="0.747429" calcext:value-type="float">
            <text:p>0,747429</text:p>
          </table:table-cell>
          <table:table-cell office:value-type="float" office:value="9.229879" calcext:value-type="float">
            <text:p>9,229879</text:p>
          </table:table-cell>
          <table:table-cell office:value-type="float" office:value="96.811679" calcext:value-type="float">
            <text:p>96,811679</text:p>
          </table:table-cell>
          <table:table-cell/>
          <table:table-cell office:value-type="float" office:value="0.020014" calcext:value-type="float">
            <text:p>0,020014</text:p>
          </table:table-cell>
          <table:table-cell office:value-type="float" office:value="0.027517" calcext:value-type="float">
            <text:p>0,027517</text:p>
          </table:table-cell>
          <table:table-cell office:value-type="float" office:value="0.043094" calcext:value-type="float">
            <text:p>0,043094</text:p>
          </table:table-cell>
          <table:table-cell office:value-type="float" office:value="0.041524" calcext:value-type="float">
            <text:p>0,041524</text:p>
          </table:table-cell>
          <table:table-cell office:value-type="float" office:value="0.01524" calcext:value-type="float">
            <text:p>0,01524</text:p>
          </table:table-cell>
          <table:table-cell office:value-type="float" office:value="0.024069" calcext:value-type="float">
            <text:p>0,024069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23811" calcext:value-type="float">
            <text:p>0,023811</text:p>
          </table:table-cell>
          <table:table-cell office:value-type="float" office:value="0.028374" calcext:value-type="float">
            <text:p>0,028374</text:p>
          </table:table-cell>
          <table:table-cell office:value-type="float" office:value="0.017538" calcext:value-type="float">
            <text:p>0,017538</text:p>
          </table:table-cell>
          <table:table-cell/>
          <table:table-cell office:value-type="float" office:value="0.161254" calcext:value-type="float">
            <text:p>0,161254</text:p>
          </table:table-cell>
          <table:table-cell office:value-type="float" office:value="0.184695" calcext:value-type="float">
            <text:p>0,184695</text:p>
          </table:table-cell>
          <table:table-cell office:value-type="float" office:value="0.192014" calcext:value-type="float">
            <text:p>0,192014</text:p>
          </table:table-cell>
          <table:table-cell office:value-type="float" office:value="0.18092" calcext:value-type="float">
            <text:p>0,18092</text:p>
          </table:table-cell>
          <table:table-cell office:value-type="float" office:value="0.197768" calcext:value-type="float">
            <text:p>0,197768</text:p>
          </table:table-cell>
          <table:table-cell office:value-type="float" office:value="0.204843" calcext:value-type="float">
            <text:p>0,204843</text:p>
          </table:table-cell>
          <table:table-cell office:value-type="float" office:value="0.231912" calcext:value-type="float">
            <text:p>0,231912</text:p>
          </table:table-cell>
          <table:table-cell office:value-type="float" office:value="0.195125" calcext:value-type="float">
            <text:p>0,195125</text:p>
          </table:table-cell>
          <table:table-cell office:value-type="float" office:value="0.200111" calcext:value-type="float">
            <text:p>0,200111</text:p>
          </table:table-cell>
          <table:table-cell office:value-type="float" office:value="0.204261" calcext:value-type="float">
            <text:p>0,204261</text:p>
          </table:table-cell>
          <table:table-cell/>
          <table:table-cell office:value-type="float" office:value="1.829047" calcext:value-type="float">
            <text:p>1,829047</text:p>
          </table:table-cell>
          <table:table-cell office:value-type="float" office:value="1.885725" calcext:value-type="float">
            <text:p>1,885725</text:p>
          </table:table-cell>
          <table:table-cell office:value-type="float" office:value="1.943792" calcext:value-type="float">
            <text:p>1,943792</text:p>
          </table:table-cell>
          <table:table-cell office:value-type="float" office:value="2.226321" calcext:value-type="float">
            <text:p>2,226321</text:p>
          </table:table-cell>
          <table:table-cell office:value-type="float" office:value="2.054672" calcext:value-type="float">
            <text:p>2,054672</text:p>
          </table:table-cell>
          <table:table-cell office:value-type="float" office:value="2.102283" calcext:value-type="float">
            <text:p>2,102283</text:p>
          </table:table-cell>
          <table:table-cell office:value-type="float" office:value="2.417419" calcext:value-type="float">
            <text:p>2,417419</text:p>
          </table:table-cell>
          <table:table-cell office:value-type="float" office:value="2.724632" calcext:value-type="float">
            <text:p>2,724632</text:p>
          </table:table-cell>
          <table:table-cell office:value-type="float" office:value="3.515855" calcext:value-type="float">
            <text:p>3,515855</text:p>
          </table:table-cell>
          <table:table-cell office:value-type="float" office:value="2.672396" calcext:value-type="float">
            <text:p>2,672396</text:p>
          </table:table-cell>
          <table:table-cell/>
          <table:table-cell office:value-type="float" office:value="21.629989" calcext:value-type="float">
            <text:p>21,629989</text:p>
          </table:table-cell>
          <table:table-cell office:value-type="float" office:value="21.868952" calcext:value-type="float">
            <text:p>21,868952</text:p>
          </table:table-cell>
          <table:table-cell office:value-type="float" office:value="21.951588" calcext:value-type="float">
            <text:p>21,951588</text:p>
          </table:table-cell>
          <table:table-cell office:value-type="float" office:value="21.210729" calcext:value-type="float">
            <text:p>21,210729</text:p>
          </table:table-cell>
          <table:table-cell office:value-type="float" office:value="22.755948" calcext:value-type="float">
            <text:p>22,755948</text:p>
          </table:table-cell>
          <table:table-cell office:value-type="float" office:value="22.87248" calcext:value-type="float">
            <text:p>22,87248</text:p>
          </table:table-cell>
          <table:table-cell office:value-type="float" office:value="21.51621" calcext:value-type="float">
            <text:p>21,51621</text:p>
          </table:table-cell>
          <table:table-cell office:value-type="float" office:value="23.031267" calcext:value-type="float">
            <text:p>23,031267</text:p>
          </table:table-cell>
          <table:table-cell office:value-type="float" office:value="23.073416" calcext:value-type="float">
            <text:p>23,073416</text:p>
          </table:table-cell>
          <table:table-cell office:value-type="float" office:value="23.017011" calcext:value-type="float">
            <text:p>23,017011</text:p>
          </table:table-cell>
          <table:table-cell/>
          <table:table-cell office:value-type="float" office:value="202.564591" calcext:value-type="float">
            <text:p>202,564591</text:p>
          </table:table-cell>
          <table:table-cell office:value-type="float" office:value="205.330809" calcext:value-type="float">
            <text:p>205,330809</text:p>
          </table:table-cell>
          <table:table-cell office:value-type="float" office:value="205.119418" calcext:value-type="float">
            <text:p>205,119418</text:p>
          </table:table-cell>
          <table:table-cell office:value-type="float" office:value="201.232779" calcext:value-type="float">
            <text:p>201,232779</text:p>
          </table:table-cell>
          <table:table-cell office:value-type="float" office:value="202.977624" calcext:value-type="float">
            <text:p>202,977624</text:p>
          </table:table-cell>
          <table:table-cell office:value-type="float" office:value="201.517055" calcext:value-type="float">
            <text:p>201,517055</text:p>
          </table:table-cell>
          <table:table-cell office:value-type="float" office:value="204.49178" calcext:value-type="float">
            <text:p>204,49178</text:p>
          </table:table-cell>
          <table:table-cell office:value-type="float" office:value="202.986834" calcext:value-type="float">
            <text:p>202,986834</text:p>
          </table:table-cell>
          <table:table-cell office:value-type="float" office:value="203.617385" calcext:value-type="float">
            <text:p>203,617385</text:p>
          </table:table-cell>
          <table:table-cell office:value-type="float" office:value="204.074721" calcext:value-type="float">
            <text:p>204,074721</text:p>
          </table:table-cell>
          <table:table-cell/>
          <table:table-cell office:value-type="float" office:value="0.056371" calcext:value-type="float">
            <text:p>0,056371</text:p>
          </table:table-cell>
          <table:table-cell office:value-type="float" office:value="0.040313" calcext:value-type="float">
            <text:p>0,040313</text:p>
          </table:table-cell>
          <table:table-cell office:value-type="float" office:value="0.049954" calcext:value-type="float">
            <text:p>0,049954</text:p>
          </table:table-cell>
          <table:table-cell office:value-type="float" office:value="0.04264" calcext:value-type="float">
            <text:p>0,04264</text:p>
          </table:table-cell>
          <table:table-cell office:value-type="float" office:value="0.023879" calcext:value-type="float">
            <text:p>0,023879</text:p>
          </table:table-cell>
          <table:table-cell office:value-type="float" office:value="0.042689" calcext:value-type="float">
            <text:p>0,042689</text:p>
          </table:table-cell>
          <table:table-cell office:value-type="float" office:value="0.039459" calcext:value-type="float">
            <text:p>0,039459</text:p>
          </table:table-cell>
          <table:table-cell office:value-type="float" office:value="0.029206" calcext:value-type="float">
            <text:p>0,029206</text:p>
          </table:table-cell>
          <table:table-cell office:value-type="float" office:value="0.017817" calcext:value-type="float">
            <text:p>0,017817</text:p>
          </table:table-cell>
          <table:table-cell office:value-type="float" office:value="0.026287" calcext:value-type="float">
            <text:p>0,026287</text:p>
          </table:table-cell>
          <table:table-cell/>
          <table:table-cell office:value-type="float" office:value="0.17822" calcext:value-type="float">
            <text:p>0,17822</text:p>
          </table:table-cell>
          <table:table-cell office:value-type="float" office:value="0.184961" calcext:value-type="float">
            <text:p>0,184961</text:p>
          </table:table-cell>
          <table:table-cell office:value-type="float" office:value="0.201412" calcext:value-type="float">
            <text:p>0,201412</text:p>
          </table:table-cell>
          <table:table-cell office:value-type="float" office:value="0.179319" calcext:value-type="float">
            <text:p>0,179319</text:p>
          </table:table-cell>
          <table:table-cell office:value-type="float" office:value="0.19457" calcext:value-type="float">
            <text:p>0,19457</text:p>
          </table:table-cell>
          <table:table-cell office:value-type="float" office:value="0.173589" calcext:value-type="float">
            <text:p>0,173589</text:p>
          </table:table-cell>
          <table:table-cell office:value-type="float" office:value="0.185722" calcext:value-type="float">
            <text:p>0,185722</text:p>
          </table:table-cell>
          <table:table-cell office:value-type="float" office:value="0.202999" calcext:value-type="float">
            <text:p>0,202999</text:p>
          </table:table-cell>
          <table:table-cell office:value-type="float" office:value="0.230251" calcext:value-type="float">
            <text:p>0,230251</text:p>
          </table:table-cell>
          <table:table-cell office:value-type="float" office:value="0.190523" calcext:value-type="float">
            <text:p>0,190523</text:p>
          </table:table-cell>
          <table:table-cell/>
          <table:table-cell office:value-type="float" office:value="1.701674" calcext:value-type="float">
            <text:p>1,701674</text:p>
          </table:table-cell>
          <table:table-cell office:value-type="float" office:value="1.754156" calcext:value-type="float">
            <text:p>1,754156</text:p>
          </table:table-cell>
          <table:table-cell office:value-type="float" office:value="1.806372" calcext:value-type="float">
            <text:p>1,806372</text:p>
          </table:table-cell>
          <table:table-cell office:value-type="float" office:value="1.771353" calcext:value-type="float">
            <text:p>1,771353</text:p>
          </table:table-cell>
          <table:table-cell office:value-type="float" office:value="1.814436" calcext:value-type="float">
            <text:p>1,814436</text:p>
          </table:table-cell>
          <table:table-cell office:value-type="float" office:value="1.869027" calcext:value-type="float">
            <text:p>1,869027</text:p>
          </table:table-cell>
          <table:table-cell office:value-type="float" office:value="1.903926" calcext:value-type="float">
            <text:p>1,903926</text:p>
          </table:table-cell>
          <table:table-cell office:value-type="float" office:value="1.926504" calcext:value-type="float">
            <text:p>1,926504</text:p>
          </table:table-cell>
          <table:table-cell office:value-type="float" office:value="1.932568" calcext:value-type="float">
            <text:p>1,932568</text:p>
          </table:table-cell>
          <table:table-cell office:value-type="float" office:value="1.97297" calcext:value-type="float">
            <text:p>1,97297</text:p>
          </table:table-cell>
          <table:table-cell/>
          <table:table-cell office:value-type="float" office:value="18.692257" calcext:value-type="float">
            <text:p>18,692257</text:p>
          </table:table-cell>
          <table:table-cell office:value-type="float" office:value="19.734019" calcext:value-type="float">
            <text:p>19,734019</text:p>
          </table:table-cell>
          <table:table-cell office:value-type="float" office:value="20.491765" calcext:value-type="float">
            <text:p>20,491765</text:p>
          </table:table-cell>
          <table:table-cell office:value-type="float" office:value="20.714551" calcext:value-type="float">
            <text:p>20,714551</text:p>
          </table:table-cell>
          <table:table-cell office:value-type="float" office:value="21.202944" calcext:value-type="float">
            <text:p>21,202944</text:p>
          </table:table-cell>
          <table:table-cell office:value-type="float" office:value="22.042373" calcext:value-type="float">
            <text:p>22,042373</text:p>
          </table:table-cell>
          <table:table-cell office:value-type="float" office:value="22.72693" calcext:value-type="float">
            <text:p>22,72693</text:p>
          </table:table-cell>
          <table:table-cell office:value-type="float" office:value="22.073976" calcext:value-type="float">
            <text:p>22,073976</text:p>
          </table:table-cell>
          <table:table-cell office:value-type="float" office:value="22.237922" calcext:value-type="float">
            <text:p>22,237922</text:p>
          </table:table-cell>
          <table:table-cell office:value-type="float" office:value="22.605325" calcext:value-type="float">
            <text:p>22,605325</text:p>
          </table:table-cell>
          <table:table-cell/>
          <table:table-cell office:value-type="float" office:value="207.714452" calcext:value-type="float">
            <text:p>207,714452</text:p>
          </table:table-cell>
          <table:table-cell office:value-type="float" office:value="212.468157" calcext:value-type="float">
            <text:p>212,468157</text:p>
          </table:table-cell>
          <table:table-cell office:value-type="float" office:value="215.122446" calcext:value-type="float">
            <text:p>215,122446</text:p>
          </table:table-cell>
          <table:table-cell office:value-type="float" office:value="213.037806" calcext:value-type="float">
            <text:p>213,037806</text:p>
          </table:table-cell>
          <table:table-cell office:value-type="float" office:value="211.483453" calcext:value-type="float">
            <text:p>211,483453</text:p>
          </table:table-cell>
          <table:table-cell office:value-type="float" office:value="213.14821" calcext:value-type="float">
            <text:p>213,14821</text:p>
          </table:table-cell>
          <table:table-cell office:value-type="float" office:value="213.301113" calcext:value-type="float">
            <text:p>213,301113</text:p>
          </table:table-cell>
          <table:table-cell office:value-type="float" office:value="214.745607" calcext:value-type="float">
            <text:p>214,745607</text:p>
          </table:table-cell>
          <table:table-cell office:value-type="float" office:value="215.991806" calcext:value-type="float">
            <text:p>215,991806</text:p>
          </table:table-cell>
          <table:table-cell office:value-type="float" office:value="217.071284" calcext:value-type="float">
            <text:p>217,071284</text:p>
          </table:table-cell>
        </table:table-row>
        <table:table-row table:style-name="ro1">
          <table:table-cell office:value-type="float" office:value="0.0104" calcext:value-type="float">
            <text:p>0,0104</text:p>
          </table:table-cell>
          <table:table-cell office:value-type="float" office:value="0.08662" calcext:value-type="float">
            <text:p>0,08662</text:p>
          </table:table-cell>
          <table:table-cell office:value-type="float" office:value="0.709837" calcext:value-type="float">
            <text:p>0,709837</text:p>
          </table:table-cell>
          <table:table-cell office:value-type="float" office:value="9.464056" calcext:value-type="float">
            <text:p>9,464056</text:p>
          </table:table-cell>
          <table:table-cell office:value-type="float" office:value="95.343931" calcext:value-type="float">
            <text:p>95,343931</text:p>
          </table:table-cell>
          <table:table-cell/>
          <table:table-cell office:value-type="float" office:value="0.017903" calcext:value-type="float">
            <text:p>0,017903</text:p>
          </table:table-cell>
          <table:table-cell office:value-type="float" office:value="0.034475" calcext:value-type="float">
            <text:p>0,034475</text:p>
          </table:table-cell>
          <table:table-cell office:value-type="float" office:value="0.03433" calcext:value-type="float">
            <text:p>0,03433</text:p>
          </table:table-cell>
          <table:table-cell office:value-type="float" office:value="0.040336" calcext:value-type="float">
            <text:p>0,040336</text:p>
          </table:table-cell>
          <table:table-cell office:value-type="float" office:value="0.022173" calcext:value-type="float">
            <text:p>0,022173</text:p>
          </table:table-cell>
          <table:table-cell office:value-type="float" office:value="0.017781" calcext:value-type="float">
            <text:p>0,017781</text:p>
          </table:table-cell>
          <table:table-cell office:value-type="float" office:value="0.013707" calcext:value-type="float">
            <text:p>0,013707</text:p>
          </table:table-cell>
          <table:table-cell office:value-type="float" office:value="0.02147" calcext:value-type="float">
            <text:p>0,02147</text:p>
          </table:table-cell>
          <table:table-cell office:value-type="float" office:value="0.030125" calcext:value-type="float">
            <text:p>0,030125</text:p>
          </table:table-cell>
          <table:table-cell office:value-type="float" office:value="0.03036" calcext:value-type="float">
            <text:p>0,03036</text:p>
          </table:table-cell>
          <table:table-cell/>
          <table:table-cell office:value-type="float" office:value="0.161652" calcext:value-type="float">
            <text:p>0,161652</text:p>
          </table:table-cell>
          <table:table-cell office:value-type="float" office:value="0.190965" calcext:value-type="float">
            <text:p>0,190965</text:p>
          </table:table-cell>
          <table:table-cell office:value-type="float" office:value="0.191777" calcext:value-type="float">
            <text:p>0,191777</text:p>
          </table:table-cell>
          <table:table-cell office:value-type="float" office:value="0.191244" calcext:value-type="float">
            <text:p>0,191244</text:p>
          </table:table-cell>
          <table:table-cell office:value-type="float" office:value="0.18741" calcext:value-type="float">
            <text:p>0,18741</text:p>
          </table:table-cell>
          <table:table-cell office:value-type="float" office:value="0.205184" calcext:value-type="float">
            <text:p>0,205184</text:p>
          </table:table-cell>
          <table:table-cell office:value-type="float" office:value="0.228835" calcext:value-type="float">
            <text:p>0,228835</text:p>
          </table:table-cell>
          <table:table-cell office:value-type="float" office:value="0.205798" calcext:value-type="float">
            <text:p>0,205798</text:p>
          </table:table-cell>
          <table:table-cell office:value-type="float" office:value="0.210488" calcext:value-type="float">
            <text:p>0,210488</text:p>
          </table:table-cell>
          <table:table-cell office:value-type="float" office:value="0.215882" calcext:value-type="float">
            <text:p>0,215882</text:p>
          </table:table-cell>
          <table:table-cell/>
          <table:table-cell office:value-type="float" office:value="1.835411" calcext:value-type="float">
            <text:p>1,835411</text:p>
          </table:table-cell>
          <table:table-cell office:value-type="float" office:value="1.897674" calcext:value-type="float">
            <text:p>1,897674</text:p>
          </table:table-cell>
          <table:table-cell office:value-type="float" office:value="1.950045" calcext:value-type="float">
            <text:p>1,950045</text:p>
          </table:table-cell>
          <table:table-cell office:value-type="float" office:value="2.235088" calcext:value-type="float">
            <text:p>2,235088</text:p>
          </table:table-cell>
          <table:table-cell office:value-type="float" office:value="2.060276" calcext:value-type="float">
            <text:p>2,060276</text:p>
          </table:table-cell>
          <table:table-cell office:value-type="float" office:value="2.13067" calcext:value-type="float">
            <text:p>2,13067</text:p>
          </table:table-cell>
          <table:table-cell office:value-type="float" office:value="2.430508" calcext:value-type="float">
            <text:p>2,430508</text:p>
          </table:table-cell>
          <table:table-cell office:value-type="float" office:value="2.750414" calcext:value-type="float">
            <text:p>2,750414</text:p>
          </table:table-cell>
          <table:table-cell office:value-type="float" office:value="3.545711" calcext:value-type="float">
            <text:p>3,545711</text:p>
          </table:table-cell>
          <table:table-cell office:value-type="float" office:value="2.672201" calcext:value-type="float">
            <text:p>2,672201</text:p>
          </table:table-cell>
          <table:table-cell/>
          <table:table-cell office:value-type="float" office:value="21.601092" calcext:value-type="float">
            <text:p>21,601092</text:p>
          </table:table-cell>
          <table:table-cell office:value-type="float" office:value="21.897976" calcext:value-type="float">
            <text:p>21,897976</text:p>
          </table:table-cell>
          <table:table-cell office:value-type="float" office:value="21.974256" calcext:value-type="float">
            <text:p>21,974256</text:p>
          </table:table-cell>
          <table:table-cell office:value-type="float" office:value="21.209589" calcext:value-type="float">
            <text:p>21,209589</text:p>
          </table:table-cell>
          <table:table-cell office:value-type="float" office:value="22.762934" calcext:value-type="float">
            <text:p>22,762934</text:p>
          </table:table-cell>
          <table:table-cell office:value-type="float" office:value="22.86002" calcext:value-type="float">
            <text:p>22,86002</text:p>
          </table:table-cell>
          <table:table-cell office:value-type="float" office:value="21.518786" calcext:value-type="float">
            <text:p>21,518786</text:p>
          </table:table-cell>
          <table:table-cell office:value-type="float" office:value="23.091894" calcext:value-type="float">
            <text:p>23,091894</text:p>
          </table:table-cell>
          <table:table-cell office:value-type="float" office:value="23.080494" calcext:value-type="float">
            <text:p>23,080494</text:p>
          </table:table-cell>
          <table:table-cell office:value-type="float" office:value="23.029404" calcext:value-type="float">
            <text:p>23,029404</text:p>
          </table:table-cell>
          <table:table-cell/>
          <table:table-cell office:value-type="float" office:value="202.589057" calcext:value-type="float">
            <text:p>202,589057</text:p>
          </table:table-cell>
          <table:table-cell office:value-type="float" office:value="205.407468" calcext:value-type="float">
            <text:p>205,407468</text:p>
          </table:table-cell>
          <table:table-cell office:value-type="float" office:value="205.130071" calcext:value-type="float">
            <text:p>205,130071</text:p>
          </table:table-cell>
          <table:table-cell office:value-type="float" office:value="201.69211" calcext:value-type="float">
            <text:p>201,69211</text:p>
          </table:table-cell>
          <table:table-cell office:value-type="float" office:value="203.097979" calcext:value-type="float">
            <text:p>203,097979</text:p>
          </table:table-cell>
          <table:table-cell office:value-type="float" office:value="201.546106" calcext:value-type="float">
            <text:p>201,546106</text:p>
          </table:table-cell>
          <table:table-cell office:value-type="float" office:value="204.549468" calcext:value-type="float">
            <text:p>204,549468</text:p>
          </table:table-cell>
          <table:table-cell office:value-type="float" office:value="203.040636" calcext:value-type="float">
            <text:p>203,040636</text:p>
          </table:table-cell>
          <table:table-cell office:value-type="float" office:value="203.658756" calcext:value-type="float">
            <text:p>203,658756</text:p>
          </table:table-cell>
          <table:table-cell office:value-type="float" office:value="204.235426" calcext:value-type="float">
            <text:p>204,235426</text:p>
          </table:table-cell>
          <table:table-cell/>
          <table:table-cell office:value-type="float" office:value="0.057897" calcext:value-type="float">
            <text:p>0,057897</text:p>
          </table:table-cell>
          <table:table-cell office:value-type="float" office:value="0.017954" calcext:value-type="float">
            <text:p>0,017954</text:p>
          </table:table-cell>
          <table:table-cell office:value-type="float" office:value="0.036893" calcext:value-type="float">
            <text:p>0,036893</text:p>
          </table:table-cell>
          <table:table-cell office:value-type="float" office:value="0.04155" calcext:value-type="float">
            <text:p>0,04155</text:p>
          </table:table-cell>
          <table:table-cell office:value-type="float" office:value="0.023644" calcext:value-type="float">
            <text:p>0,023644</text:p>
          </table:table-cell>
          <table:table-cell office:value-type="float" office:value="0.039558" calcext:value-type="float">
            <text:p>0,039558</text:p>
          </table:table-cell>
          <table:table-cell office:value-type="float" office:value="0.023614" calcext:value-type="float">
            <text:p>0,023614</text:p>
          </table:table-cell>
          <table:table-cell office:value-type="float" office:value="0.031835" calcext:value-type="float">
            <text:p>0,031835</text:p>
          </table:table-cell>
          <table:table-cell office:value-type="float" office:value="0.028973" calcext:value-type="float">
            <text:p>0,028973</text:p>
          </table:table-cell>
          <table:table-cell office:value-type="float" office:value="0.042254" calcext:value-type="float">
            <text:p>0,042254</text:p>
          </table:table-cell>
          <table:table-cell/>
          <table:table-cell office:value-type="float" office:value="0.182299" calcext:value-type="float">
            <text:p>0,182299</text:p>
          </table:table-cell>
          <table:table-cell office:value-type="float" office:value="0.188868" calcext:value-type="float">
            <text:p>0,188868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189853" calcext:value-type="float">
            <text:p>0,189853</text:p>
          </table:table-cell>
          <table:table-cell office:value-type="float" office:value="0.221997" calcext:value-type="float">
            <text:p>0,221997</text:p>
          </table:table-cell>
          <table:table-cell office:value-type="float" office:value="0.18958" calcext:value-type="float">
            <text:p>0,18958</text:p>
          </table:table-cell>
          <table:table-cell office:value-type="float" office:value="0.208872" calcext:value-type="float">
            <text:p>0,208872</text:p>
          </table:table-cell>
          <table:table-cell office:value-type="float" office:value="0.200606" calcext:value-type="float">
            <text:p>0,200606</text:p>
          </table:table-cell>
          <table:table-cell office:value-type="float" office:value="0.228372" calcext:value-type="float">
            <text:p>0,228372</text:p>
          </table:table-cell>
          <table:table-cell office:value-type="float" office:value="0.189563" calcext:value-type="float">
            <text:p>0,189563</text:p>
          </table:table-cell>
          <table:table-cell/>
          <table:table-cell office:value-type="float" office:value="1.694775" calcext:value-type="float">
            <text:p>1,694775</text:p>
          </table:table-cell>
          <table:table-cell office:value-type="float" office:value="1.768696" calcext:value-type="float">
            <text:p>1,768696</text:p>
          </table:table-cell>
          <table:table-cell office:value-type="float" office:value="1.803886" calcext:value-type="float">
            <text:p>1,803886</text:p>
          </table:table-cell>
          <table:table-cell office:value-type="float" office:value="1.846982" calcext:value-type="float">
            <text:p>1,846982</text:p>
          </table:table-cell>
          <table:table-cell office:value-type="float" office:value="1.816175" calcext:value-type="float">
            <text:p>1,816175</text:p>
          </table:table-cell>
          <table:table-cell office:value-type="float" office:value="1.879189" calcext:value-type="float">
            <text:p>1,879189</text:p>
          </table:table-cell>
          <table:table-cell office:value-type="float" office:value="1.895491" calcext:value-type="float">
            <text:p>1,895491</text:p>
          </table:table-cell>
          <table:table-cell office:value-type="float" office:value="1.924133" calcext:value-type="float">
            <text:p>1,924133</text:p>
          </table:table-cell>
          <table:table-cell office:value-type="float" office:value="1.943122" calcext:value-type="float">
            <text:p>1,943122</text:p>
          </table:table-cell>
          <table:table-cell office:value-type="float" office:value="1.97481" calcext:value-type="float">
            <text:p>1,97481</text:p>
          </table:table-cell>
          <table:table-cell/>
          <table:table-cell office:value-type="float" office:value="18.792748" calcext:value-type="float">
            <text:p>18,792748</text:p>
          </table:table-cell>
          <table:table-cell office:value-type="float" office:value="19.750597" calcext:value-type="float">
            <text:p>19,750597</text:p>
          </table:table-cell>
          <table:table-cell office:value-type="float" office:value="20.532389" calcext:value-type="float">
            <text:p>20,532389</text:p>
          </table:table-cell>
          <table:table-cell office:value-type="float" office:value="20.748327" calcext:value-type="float">
            <text:p>20,748327</text:p>
          </table:table-cell>
          <table:table-cell office:value-type="float" office:value="21.297703" calcext:value-type="float">
            <text:p>21,297703</text:p>
          </table:table-cell>
          <table:table-cell office:value-type="float" office:value="22.161244" calcext:value-type="float">
            <text:p>22,161244</text:p>
          </table:table-cell>
          <table:table-cell office:value-type="float" office:value="22.827087" calcext:value-type="float">
            <text:p>22,827087</text:p>
          </table:table-cell>
          <table:table-cell office:value-type="float" office:value="22.134604" calcext:value-type="float">
            <text:p>22,134604</text:p>
          </table:table-cell>
          <table:table-cell office:value-type="float" office:value="22.361577" calcext:value-type="float">
            <text:p>22,361577</text:p>
          </table:table-cell>
          <table:table-cell office:value-type="float" office:value="22.747787" calcext:value-type="float">
            <text:p>22,747787</text:p>
          </table:table-cell>
          <table:table-cell/>
          <table:table-cell office:value-type="float" office:value="208.333268" calcext:value-type="float">
            <text:p>208,333268</text:p>
          </table:table-cell>
          <table:table-cell office:value-type="float" office:value="212.883914" calcext:value-type="float">
            <text:p>212,883914</text:p>
          </table:table-cell>
          <table:table-cell office:value-type="float" office:value="215.216853" calcext:value-type="float">
            <text:p>215,216853</text:p>
          </table:table-cell>
          <table:table-cell office:value-type="float" office:value="213.107559" calcext:value-type="float">
            <text:p>213,107559</text:p>
          </table:table-cell>
          <table:table-cell office:value-type="float" office:value="211.635967" calcext:value-type="float">
            <text:p>211,635967</text:p>
          </table:table-cell>
          <table:table-cell office:value-type="float" office:value="213.377411" calcext:value-type="float">
            <text:p>213,377411</text:p>
          </table:table-cell>
          <table:table-cell office:value-type="float" office:value="213.631407" calcext:value-type="float">
            <text:p>213,631407</text:p>
          </table:table-cell>
          <table:table-cell office:value-type="float" office:value="214.8931" calcext:value-type="float">
            <text:p>214,8931</text:p>
          </table:table-cell>
          <table:table-cell office:value-type="float" office:value="216.263094" calcext:value-type="float">
            <text:p>216,263094</text:p>
          </table:table-cell>
          <table:table-cell office:value-type="float" office:value="217.107784" calcext:value-type="float">
            <text:p>217,107784</text:p>
          </table:table-cell>
        </table:table-row>
        <table:table-row table:style-name="ro1">
          <table:table-cell office:value-type="float" office:value="0.010561" calcext:value-type="float">
            <text:p>0,010561</text:p>
          </table:table-cell>
          <table:table-cell office:value-type="float" office:value="0.086741" calcext:value-type="float">
            <text:p>0,086741</text:p>
          </table:table-cell>
          <table:table-cell office:value-type="float" office:value="0.740579" calcext:value-type="float">
            <text:p>0,740579</text:p>
          </table:table-cell>
          <table:table-cell office:value-type="float" office:value="10.171843" calcext:value-type="float">
            <text:p>10,171843</text:p>
          </table:table-cell>
          <table:table-cell office:value-type="float" office:value="94.780555" calcext:value-type="float">
            <text:p>94,780555</text:p>
          </table:table-cell>
          <table:table-cell/>
          <table:table-cell office:value-type="float" office:value="0.021548" calcext:value-type="float">
            <text:p>0,021548</text:p>
          </table:table-cell>
          <table:table-cell office:value-type="float" office:value="0.038681" calcext:value-type="float">
            <text:p>0,038681</text:p>
          </table:table-cell>
          <table:table-cell office:value-type="float" office:value="0.034766" calcext:value-type="float">
            <text:p>0,034766</text:p>
          </table:table-cell>
          <table:table-cell office:value-type="float" office:value="0.038744" calcext:value-type="float">
            <text:p>0,038744</text:p>
          </table:table-cell>
          <table:table-cell office:value-type="float" office:value="0.017366" calcext:value-type="float">
            <text:p>0,017366</text:p>
          </table:table-cell>
          <table:table-cell office:value-type="float" office:value="0.016199" calcext:value-type="float">
            <text:p>0,016199</text:p>
          </table:table-cell>
          <table:table-cell office:value-type="float" office:value="0.015882" calcext:value-type="float">
            <text:p>0,015882</text:p>
          </table:table-cell>
          <table:table-cell office:value-type="float" office:value="0.022598" calcext:value-type="float">
            <text:p>0,022598</text:p>
          </table:table-cell>
          <table:table-cell office:value-type="float" office:value="0.028488" calcext:value-type="float">
            <text:p>0,028488</text:p>
          </table:table-cell>
          <table:table-cell office:value-type="float" office:value="0.020662" calcext:value-type="float">
            <text:p>0,020662</text:p>
          </table:table-cell>
          <table:table-cell/>
          <table:table-cell office:value-type="float" office:value="0.174548" calcext:value-type="float">
            <text:p>0,174548</text:p>
          </table:table-cell>
          <table:table-cell office:value-type="float" office:value="0.192177" calcext:value-type="float">
            <text:p>0,192177</text:p>
          </table:table-cell>
          <table:table-cell office:value-type="float" office:value="0.201504" calcext:value-type="float">
            <text:p>0,201504</text:p>
          </table:table-cell>
          <table:table-cell office:value-type="float" office:value="0.182278" calcext:value-type="float">
            <text:p>0,182278</text:p>
          </table:table-cell>
          <table:table-cell office:value-type="float" office:value="0.201499" calcext:value-type="float">
            <text:p>0,201499</text:p>
          </table:table-cell>
          <table:table-cell office:value-type="float" office:value="0.18884" calcext:value-type="float">
            <text:p>0,18884</text:p>
          </table:table-cell>
          <table:table-cell office:value-type="float" office:value="0.228434" calcext:value-type="float">
            <text:p>0,228434</text:p>
          </table:table-cell>
          <table:table-cell office:value-type="float" office:value="0.215651" calcext:value-type="float">
            <text:p>0,215651</text:p>
          </table:table-cell>
          <table:table-cell office:value-type="float" office:value="0.213818" calcext:value-type="float">
            <text:p>0,213818</text:p>
          </table:table-cell>
          <table:table-cell office:value-type="float" office:value="0.217249" calcext:value-type="float">
            <text:p>0,217249</text:p>
          </table:table-cell>
          <table:table-cell/>
          <table:table-cell office:value-type="float" office:value="1.837639" calcext:value-type="float">
            <text:p>1,837639</text:p>
          </table:table-cell>
          <table:table-cell office:value-type="float" office:value="1.889858" calcext:value-type="float">
            <text:p>1,889858</text:p>
          </table:table-cell>
          <table:table-cell office:value-type="float" office:value="1.952217" calcext:value-type="float">
            <text:p>1,952217</text:p>
          </table:table-cell>
          <table:table-cell office:value-type="float" office:value="2.247297" calcext:value-type="float">
            <text:p>2,247297</text:p>
          </table:table-cell>
          <table:table-cell office:value-type="float" office:value="2.071074" calcext:value-type="float">
            <text:p>2,071074</text:p>
          </table:table-cell>
          <table:table-cell office:value-type="float" office:value="2.123481" calcext:value-type="float">
            <text:p>2,123481</text:p>
          </table:table-cell>
          <table:table-cell office:value-type="float" office:value="2.456699" calcext:value-type="float">
            <text:p>2,456699</text:p>
          </table:table-cell>
          <table:table-cell office:value-type="float" office:value="2.775415" calcext:value-type="float">
            <text:p>2,775415</text:p>
          </table:table-cell>
          <table:table-cell office:value-type="float" office:value="3.572024" calcext:value-type="float">
            <text:p>3,572024</text:p>
          </table:table-cell>
          <table:table-cell office:value-type="float" office:value="2.676201" calcext:value-type="float">
            <text:p>2,676201</text:p>
          </table:table-cell>
          <table:table-cell/>
          <table:table-cell office:value-type="float" office:value="21.665803" calcext:value-type="float">
            <text:p>21,665803</text:p>
          </table:table-cell>
          <table:table-cell office:value-type="float" office:value="21.920561" calcext:value-type="float">
            <text:p>21,920561</text:p>
          </table:table-cell>
          <table:table-cell office:value-type="float" office:value="22.018604" calcext:value-type="float">
            <text:p>22,018604</text:p>
          </table:table-cell>
          <table:table-cell office:value-type="float" office:value="21.22274" calcext:value-type="float">
            <text:p>21,22274</text:p>
          </table:table-cell>
          <table:table-cell office:value-type="float" office:value="22.781225" calcext:value-type="float">
            <text:p>22,781225</text:p>
          </table:table-cell>
          <table:table-cell office:value-type="float" office:value="22.898968" calcext:value-type="float">
            <text:p>22,898968</text:p>
          </table:table-cell>
          <table:table-cell office:value-type="float" office:value="21.586395" calcext:value-type="float">
            <text:p>21,586395</text:p>
          </table:table-cell>
          <table:table-cell office:value-type="float" office:value="23.172566" calcext:value-type="float">
            <text:p>23,172566</text:p>
          </table:table-cell>
          <table:table-cell office:value-type="float" office:value="23.07898" calcext:value-type="float">
            <text:p>23,07898</text:p>
          </table:table-cell>
          <table:table-cell office:value-type="float" office:value="23.063621" calcext:value-type="float">
            <text:p>23,063621</text:p>
          </table:table-cell>
          <table:table-cell/>
          <table:table-cell office:value-type="float" office:value="202.7468" calcext:value-type="float">
            <text:p>202,7468</text:p>
          </table:table-cell>
          <table:table-cell office:value-type="float" office:value="205.449181" calcext:value-type="float">
            <text:p>205,449181</text:p>
          </table:table-cell>
          <table:table-cell office:value-type="float" office:value="205.116077" calcext:value-type="float">
            <text:p>205,116077</text:p>
          </table:table-cell>
          <table:table-cell office:value-type="float" office:value="201.689337" calcext:value-type="float">
            <text:p>201,689337</text:p>
          </table:table-cell>
          <table:table-cell office:value-type="float" office:value="203.115335" calcext:value-type="float">
            <text:p>203,115335</text:p>
          </table:table-cell>
          <table:table-cell office:value-type="float" office:value="201.59564" calcext:value-type="float">
            <text:p>201,59564</text:p>
          </table:table-cell>
          <table:table-cell office:value-type="float" office:value="204.644511" calcext:value-type="float">
            <text:p>204,644511</text:p>
          </table:table-cell>
          <table:table-cell office:value-type="float" office:value="203.064179" calcext:value-type="float">
            <text:p>203,064179</text:p>
          </table:table-cell>
          <table:table-cell office:value-type="float" office:value="204.076967" calcext:value-type="float">
            <text:p>204,076967</text:p>
          </table:table-cell>
          <table:table-cell office:value-type="float" office:value="204.282021" calcext:value-type="float">
            <text:p>204,282021</text:p>
          </table:table-cell>
          <table:table-cell/>
          <table:table-cell office:value-type="float" office:value="0.065457" calcext:value-type="float">
            <text:p>0,065457</text:p>
          </table:table-cell>
          <table:table-cell office:value-type="float" office:value="0.030308" calcext:value-type="float">
            <text:p>0,030308</text:p>
          </table:table-cell>
          <table:table-cell office:value-type="float" office:value="0.041063" calcext:value-type="float">
            <text:p>0,041063</text:p>
          </table:table-cell>
          <table:table-cell office:value-type="float" office:value="0.040461" calcext:value-type="float">
            <text:p>0,040461</text:p>
          </table:table-cell>
          <table:table-cell office:value-type="float" office:value="0.020393" calcext:value-type="float">
            <text:p>0,020393</text:p>
          </table:table-cell>
          <table:table-cell office:value-type="float" office:value="0.037752" calcext:value-type="float">
            <text:p>0,037752</text:p>
          </table:table-cell>
          <table:table-cell office:value-type="float" office:value="0.043866" calcext:value-type="float">
            <text:p>0,043866</text:p>
          </table:table-cell>
          <table:table-cell office:value-type="float" office:value="0.036635" calcext:value-type="float">
            <text:p>0,036635</text:p>
          </table:table-cell>
          <table:table-cell office:value-type="float" office:value="0.026119" calcext:value-type="float">
            <text:p>0,026119</text:p>
          </table:table-cell>
          <table:table-cell office:value-type="float" office:value="0.022009" calcext:value-type="float">
            <text:p>0,022009</text:p>
          </table:table-cell>
          <table:table-cell/>
          <table:table-cell office:value-type="float" office:value="0.185215" calcext:value-type="float">
            <text:p>0,185215</text:p>
          </table:table-cell>
          <table:table-cell office:value-type="float" office:value="0.189171" calcext:value-type="float">
            <text:p>0,189171</text:p>
          </table:table-cell>
          <table:table-cell office:value-type="float" office:value="0.203209" calcext:value-type="float">
            <text:p>0,203209</text:p>
          </table:table-cell>
          <table:table-cell office:value-type="float" office:value="0.208302" calcext:value-type="float">
            <text:p>0,208302</text:p>
          </table:table-cell>
          <table:table-cell office:value-type="float" office:value="0.211635" calcext:value-type="float">
            <text:p>0,211635</text:p>
          </table:table-cell>
          <table:table-cell office:value-type="float" office:value="0.197218" calcext:value-type="float">
            <text:p>0,197218</text:p>
          </table:table-cell>
          <table:table-cell office:value-type="float" office:value="0.212402" calcext:value-type="float">
            <text:p>0,212402</text:p>
          </table:table-cell>
          <table:table-cell office:value-type="float" office:value="0.195107" calcext:value-type="float">
            <text:p>0,195107</text:p>
          </table:table-cell>
          <table:table-cell office:value-type="float" office:value="0.227766" calcext:value-type="float">
            <text:p>0,227766</text:p>
          </table:table-cell>
          <table:table-cell office:value-type="float" office:value="0.205515" calcext:value-type="float">
            <text:p>0,205515</text:p>
          </table:table-cell>
          <table:table-cell/>
          <table:table-cell office:value-type="float" office:value="1.71225" calcext:value-type="float">
            <text:p>1,71225</text:p>
          </table:table-cell>
          <table:table-cell office:value-type="float" office:value="1.769808" calcext:value-type="float">
            <text:p>1,769808</text:p>
          </table:table-cell>
          <table:table-cell office:value-type="float" office:value="1.796963" calcext:value-type="float">
            <text:p>1,796963</text:p>
          </table:table-cell>
          <table:table-cell office:value-type="float" office:value="1.865546" calcext:value-type="float">
            <text:p>1,865546</text:p>
          </table:table-cell>
          <table:table-cell office:value-type="float" office:value="1.848845" calcext:value-type="float">
            <text:p>1,848845</text:p>
          </table:table-cell>
          <table:table-cell office:value-type="float" office:value="1.911651" calcext:value-type="float">
            <text:p>1,911651</text:p>
          </table:table-cell>
          <table:table-cell office:value-type="float" office:value="1.925045" calcext:value-type="float">
            <text:p>1,925045</text:p>
          </table:table-cell>
          <table:table-cell office:value-type="float" office:value="1.97389" calcext:value-type="float">
            <text:p>1,97389</text:p>
          </table:table-cell>
          <table:table-cell office:value-type="float" office:value="1.970577" calcext:value-type="float">
            <text:p>1,970577</text:p>
          </table:table-cell>
          <table:table-cell office:value-type="float" office:value="1.992743" calcext:value-type="float">
            <text:p>1,992743</text:p>
          </table:table-cell>
          <table:table-cell/>
          <table:table-cell office:value-type="float" office:value="18.806556" calcext:value-type="float">
            <text:p>18,806556</text:p>
          </table:table-cell>
          <table:table-cell office:value-type="float" office:value="19.814466" calcext:value-type="float">
            <text:p>19,814466</text:p>
          </table:table-cell>
          <table:table-cell office:value-type="float" office:value="20.56998" calcext:value-type="float">
            <text:p>20,56998</text:p>
          </table:table-cell>
          <table:table-cell office:value-type="float" office:value="20.795291" calcext:value-type="float">
            <text:p>20,795291</text:p>
          </table:table-cell>
          <table:table-cell office:value-type="float" office:value="21.3137" calcext:value-type="float">
            <text:p>21,3137</text:p>
          </table:table-cell>
          <table:table-cell office:value-type="float" office:value="22.25866" calcext:value-type="float">
            <text:p>22,25866</text:p>
          </table:table-cell>
          <table:table-cell office:value-type="float" office:value="22.825842" calcext:value-type="float">
            <text:p>22,825842</text:p>
          </table:table-cell>
          <table:table-cell office:value-type="float" office:value="22.167778" calcext:value-type="float">
            <text:p>22,167778</text:p>
          </table:table-cell>
          <table:table-cell office:value-type="float" office:value="22.457331" calcext:value-type="float">
            <text:p>22,457331</text:p>
          </table:table-cell>
          <table:table-cell office:value-type="float" office:value="22.81308" calcext:value-type="float">
            <text:p>22,81308</text:p>
          </table:table-cell>
          <table:table-cell/>
          <table:table-cell office:value-type="float" office:value="208.684896" calcext:value-type="float">
            <text:p>208,684896</text:p>
          </table:table-cell>
          <table:table-cell office:value-type="float" office:value="212.903086" calcext:value-type="float">
            <text:p>212,903086</text:p>
          </table:table-cell>
          <table:table-cell office:value-type="float" office:value="215.310694" calcext:value-type="float">
            <text:p>215,310694</text:p>
          </table:table-cell>
          <table:table-cell office:value-type="float" office:value="213.340982" calcext:value-type="float">
            <text:p>213,340982</text:p>
          </table:table-cell>
          <table:table-cell office:value-type="float" office:value="211.737416" calcext:value-type="float">
            <text:p>211,737416</text:p>
          </table:table-cell>
          <table:table-cell office:value-type="float" office:value="213.596512" calcext:value-type="float">
            <text:p>213,596512</text:p>
          </table:table-cell>
          <table:table-cell office:value-type="float" office:value="213.762235" calcext:value-type="float">
            <text:p>213,762235</text:p>
          </table:table-cell>
          <table:table-cell office:value-type="float" office:value="214.976374" calcext:value-type="float">
            <text:p>214,976374</text:p>
          </table:table-cell>
          <table:table-cell office:value-type="float" office:value="216.395622" calcext:value-type="float">
            <text:p>216,395622</text:p>
          </table:table-cell>
          <table:table-cell office:value-type="float" office:value="217.122995" calcext:value-type="float">
            <text:p>217,122995</text:p>
          </table:table-cell>
        </table:table-row>
        <table:table-row table:style-name="ro1">
          <table:table-cell office:value-type="float" office:value="0.010373" calcext:value-type="float">
            <text:p>0,010373</text:p>
          </table:table-cell>
          <table:table-cell office:value-type="float" office:value="0.089189" calcext:value-type="float">
            <text:p>0,089189</text:p>
          </table:table-cell>
          <table:table-cell office:value-type="float" office:value="0.756713" calcext:value-type="float">
            <text:p>0,756713</text:p>
          </table:table-cell>
          <table:table-cell office:value-type="float" office:value="9.769389" calcext:value-type="float">
            <text:p>9,769389</text:p>
          </table:table-cell>
          <table:table-cell office:value-type="float" office:value="96.501257" calcext:value-type="float">
            <text:p>96,501257</text:p>
          </table:table-cell>
          <table:table-cell/>
          <table:table-cell office:value-type="float" office:value="0.025132" calcext:value-type="float">
            <text:p>0,025132</text:p>
          </table:table-cell>
          <table:table-cell office:value-type="float" office:value="0.039126" calcext:value-type="float">
            <text:p>0,039126</text:p>
          </table:table-cell>
          <table:table-cell office:value-type="float" office:value="0.047874" calcext:value-type="float">
            <text:p>0,047874</text:p>
          </table:table-cell>
          <table:table-cell office:value-type="float" office:value="0.050092" calcext:value-type="float">
            <text:p>0,050092</text:p>
          </table:table-cell>
          <table:table-cell office:value-type="float" office:value="0.037559" calcext:value-type="float">
            <text:p>0,037559</text:p>
          </table:table-cell>
          <table:table-cell office:value-type="float" office:value="0.031896" calcext:value-type="float">
            <text:p>0,031896</text:p>
          </table:table-cell>
          <table:table-cell office:value-type="float" office:value="0.019702" calcext:value-type="float">
            <text:p>0,019702</text:p>
          </table:table-cell>
          <table:table-cell office:value-type="float" office:value="0.027674" calcext:value-type="float">
            <text:p>0,027674</text:p>
          </table:table-cell>
          <table:table-cell office:value-type="float" office:value="0.034332" calcext:value-type="float">
            <text:p>0,034332</text:p>
          </table:table-cell>
          <table:table-cell office:value-type="float" office:value="0.021174" calcext:value-type="float">
            <text:p>0,021174</text:p>
          </table:table-cell>
          <table:table-cell/>
          <table:table-cell office:value-type="float" office:value="0.173625" calcext:value-type="float">
            <text:p>0,173625</text:p>
          </table:table-cell>
          <table:table-cell office:value-type="float" office:value="0.195755" calcext:value-type="float">
            <text:p>0,195755</text:p>
          </table:table-cell>
          <table:table-cell office:value-type="float" office:value="0.207032" calcext:value-type="float">
            <text:p>0,207032</text:p>
          </table:table-cell>
          <table:table-cell office:value-type="float" office:value="0.200212" calcext:value-type="float">
            <text:p>0,200212</text:p>
          </table:table-cell>
          <table:table-cell office:value-type="float" office:value="0.211424" calcext:value-type="float">
            <text:p>0,211424</text:p>
          </table:table-cell>
          <table:table-cell office:value-type="float" office:value="0.211799" calcext:value-type="float">
            <text:p>0,211799</text:p>
          </table:table-cell>
          <table:table-cell office:value-type="float" office:value="0.238219" calcext:value-type="float">
            <text:p>0,238219</text:p>
          </table:table-cell>
          <table:table-cell office:value-type="float" office:value="0.218929" calcext:value-type="float">
            <text:p>0,218929</text:p>
          </table:table-cell>
          <table:table-cell office:value-type="float" office:value="0.210695" calcext:value-type="float">
            <text:p>0,210695</text:p>
          </table:table-cell>
          <table:table-cell office:value-type="float" office:value="0.219709" calcext:value-type="float">
            <text:p>0,219709</text:p>
          </table:table-cell>
          <table:table-cell/>
          <table:table-cell office:value-type="float" office:value="1.853374" calcext:value-type="float">
            <text:p>1,853374</text:p>
          </table:table-cell>
          <table:table-cell office:value-type="float" office:value="1.906708" calcext:value-type="float">
            <text:p>1,906708</text:p>
          </table:table-cell>
          <table:table-cell office:value-type="float" office:value="1.961313" calcext:value-type="float">
            <text:p>1,961313</text:p>
          </table:table-cell>
          <table:table-cell office:value-type="float" office:value="2.261939" calcext:value-type="float">
            <text:p>2,261939</text:p>
          </table:table-cell>
          <table:table-cell office:value-type="float" office:value="2.089394" calcext:value-type="float">
            <text:p>2,089394</text:p>
          </table:table-cell>
          <table:table-cell office:value-type="float" office:value="2.147347" calcext:value-type="float">
            <text:p>2,147347</text:p>
          </table:table-cell>
          <table:table-cell office:value-type="float" office:value="2.461321" calcext:value-type="float">
            <text:p>2,461321</text:p>
          </table:table-cell>
          <table:table-cell office:value-type="float" office:value="2.757737" calcext:value-type="float">
            <text:p>2,757737</text:p>
          </table:table-cell>
          <table:table-cell office:value-type="float" office:value="3.559628" calcext:value-type="float">
            <text:p>3,559628</text:p>
          </table:table-cell>
          <table:table-cell office:value-type="float" office:value="2.719117" calcext:value-type="float">
            <text:p>2,719117</text:p>
          </table:table-cell>
          <table:table-cell/>
          <table:table-cell office:value-type="float" office:value="21.764407" calcext:value-type="float">
            <text:p>21,764407</text:p>
          </table:table-cell>
          <table:table-cell office:value-type="float" office:value="21.913199" calcext:value-type="float">
            <text:p>21,913199</text:p>
          </table:table-cell>
          <table:table-cell office:value-type="float" office:value="22.046035" calcext:value-type="float">
            <text:p>22,046035</text:p>
          </table:table-cell>
          <table:table-cell office:value-type="float" office:value="21.229587" calcext:value-type="float">
            <text:p>21,229587</text:p>
          </table:table-cell>
          <table:table-cell office:value-type="float" office:value="22.806381" calcext:value-type="float">
            <text:p>22,806381</text:p>
          </table:table-cell>
          <table:table-cell office:value-type="float" office:value="22.953368" calcext:value-type="float">
            <text:p>22,953368</text:p>
          </table:table-cell>
          <table:table-cell office:value-type="float" office:value="21.582766" calcext:value-type="float">
            <text:p>21,582766</text:p>
          </table:table-cell>
          <table:table-cell office:value-type="float" office:value="23.290643" calcext:value-type="float">
            <text:p>23,290643</text:p>
          </table:table-cell>
          <table:table-cell office:value-type="float" office:value="23.078402" calcext:value-type="float">
            <text:p>23,078402</text:p>
          </table:table-cell>
          <table:table-cell office:value-type="float" office:value="23.055885" calcext:value-type="float">
            <text:p>23,055885</text:p>
          </table:table-cell>
          <table:table-cell/>
          <table:table-cell office:value-type="float" office:value="202.758591" calcext:value-type="float">
            <text:p>202,758591</text:p>
          </table:table-cell>
          <table:table-cell office:value-type="float" office:value="205.510945" calcext:value-type="float">
            <text:p>205,510945</text:p>
          </table:table-cell>
          <table:table-cell office:value-type="float" office:value="205.381219" calcext:value-type="float">
            <text:p>205,381219</text:p>
          </table:table-cell>
          <table:table-cell office:value-type="float" office:value="201.843804" calcext:value-type="float">
            <text:p>201,843804</text:p>
          </table:table-cell>
          <table:table-cell office:value-type="float" office:value="203.31852" calcext:value-type="float">
            <text:p>203,31852</text:p>
          </table:table-cell>
          <table:table-cell office:value-type="float" office:value="201.619186" calcext:value-type="float">
            <text:p>201,619186</text:p>
          </table:table-cell>
          <table:table-cell office:value-type="float" office:value="204.671056" calcext:value-type="float">
            <text:p>204,671056</text:p>
          </table:table-cell>
          <table:table-cell office:value-type="float" office:value="203.144013" calcext:value-type="float">
            <text:p>203,144013</text:p>
          </table:table-cell>
          <table:table-cell office:value-type="float" office:value="204.110053" calcext:value-type="float">
            <text:p>204,110053</text:p>
          </table:table-cell>
          <table:table-cell office:value-type="float" office:value="204.569985" calcext:value-type="float">
            <text:p>204,569985</text:p>
          </table:table-cell>
          <table:table-cell/>
          <table:table-cell office:value-type="float" office:value="0.071246" calcext:value-type="float">
            <text:p>0,071246</text:p>
          </table:table-cell>
          <table:table-cell office:value-type="float" office:value="0.049966" calcext:value-type="float">
            <text:p>0,049966</text:p>
          </table:table-cell>
          <table:table-cell office:value-type="float" office:value="0.046595" calcext:value-type="float">
            <text:p>0,046595</text:p>
          </table:table-cell>
          <table:table-cell office:value-type="float" office:value="0.032461" calcext:value-type="float">
            <text:p>0,032461</text:p>
          </table:table-cell>
          <table:table-cell office:value-type="float" office:value="0.020291" calcext:value-type="float">
            <text:p>0,020291</text:p>
          </table:table-cell>
          <table:table-cell office:value-type="float" office:value="0.053793" calcext:value-type="float">
            <text:p>0,053793</text:p>
          </table:table-cell>
          <table:table-cell office:value-type="float" office:value="0.041479" calcext:value-type="float">
            <text:p>0,041479</text:p>
          </table:table-cell>
          <table:table-cell office:value-type="float" office:value="0.02523" calcext:value-type="float">
            <text:p>0,02523</text:p>
          </table:table-cell>
          <table:table-cell office:value-type="float" office:value="0.023083" calcext:value-type="float">
            <text:p>0,023083</text:p>
          </table:table-cell>
          <table:table-cell office:value-type="float" office:value="0.034632" calcext:value-type="float">
            <text:p>0,034632</text:p>
          </table:table-cell>
          <table:table-cell/>
          <table:table-cell office:value-type="float" office:value="0.200219" calcext:value-type="float">
            <text:p>0,200219</text:p>
          </table:table-cell>
          <table:table-cell office:value-type="float" office:value="0.177955" calcext:value-type="float">
            <text:p>0,177955</text:p>
          </table:table-cell>
          <table:table-cell office:value-type="float" office:value="0.197472" calcext:value-type="float">
            <text:p>0,197472</text:p>
          </table:table-cell>
          <table:table-cell office:value-type="float" office:value="0.210691" calcext:value-type="float">
            <text:p>0,210691</text:p>
          </table:table-cell>
          <table:table-cell office:value-type="float" office:value="0.223298" calcext:value-type="float">
            <text:p>0,223298</text:p>
          </table:table-cell>
          <table:table-cell office:value-type="float" office:value="0.197641" calcext:value-type="float">
            <text:p>0,197641</text:p>
          </table:table-cell>
          <table:table-cell office:value-type="float" office:value="0.191456" calcext:value-type="float">
            <text:p>0,191456</text:p>
          </table:table-cell>
          <table:table-cell office:value-type="float" office:value="0.187248" calcext:value-type="float">
            <text:p>0,187248</text:p>
          </table:table-cell>
          <table:table-cell office:value-type="float" office:value="0.230711" calcext:value-type="float">
            <text:p>0,230711</text:p>
          </table:table-cell>
          <table:table-cell office:value-type="float" office:value="0.187278" calcext:value-type="float">
            <text:p>0,187278</text:p>
          </table:table-cell>
          <table:table-cell/>
          <table:table-cell office:value-type="float" office:value="1.731549" calcext:value-type="float">
            <text:p>1,731549</text:p>
          </table:table-cell>
          <table:table-cell office:value-type="float" office:value="1.765438" calcext:value-type="float">
            <text:p>1,765438</text:p>
          </table:table-cell>
          <table:table-cell office:value-type="float" office:value="1.835796" calcext:value-type="float">
            <text:p>1,835796</text:p>
          </table:table-cell>
          <table:table-cell office:value-type="float" office:value="1.858832" calcext:value-type="float">
            <text:p>1,858832</text:p>
          </table:table-cell>
          <table:table-cell office:value-type="float" office:value="1.832806" calcext:value-type="float">
            <text:p>1,832806</text:p>
          </table:table-cell>
          <table:table-cell office:value-type="float" office:value="1.945229" calcext:value-type="float">
            <text:p>1,945229</text:p>
          </table:table-cell>
          <table:table-cell office:value-type="float" office:value="1.939425" calcext:value-type="float">
            <text:p>1,939425</text:p>
          </table:table-cell>
          <table:table-cell office:value-type="float" office:value="1.992295" calcext:value-type="float">
            <text:p>1,992295</text:p>
          </table:table-cell>
          <table:table-cell office:value-type="float" office:value="1.987625" calcext:value-type="float">
            <text:p>1,987625</text:p>
          </table:table-cell>
          <table:table-cell office:value-type="float" office:value="2.005772" calcext:value-type="float">
            <text:p>2,005772</text:p>
          </table:table-cell>
          <table:table-cell/>
          <table:table-cell office:value-type="float" office:value="18.827336" calcext:value-type="float">
            <text:p>18,827336</text:p>
          </table:table-cell>
          <table:table-cell office:value-type="float" office:value="19.852963" calcext:value-type="float">
            <text:p>19,852963</text:p>
          </table:table-cell>
          <table:table-cell office:value-type="float" office:value="20.67933" calcext:value-type="float">
            <text:p>20,67933</text:p>
          </table:table-cell>
          <table:table-cell office:value-type="float" office:value="20.841816" calcext:value-type="float">
            <text:p>20,841816</text:p>
          </table:table-cell>
          <table:table-cell office:value-type="float" office:value="21.332332" calcext:value-type="float">
            <text:p>21,332332</text:p>
          </table:table-cell>
          <table:table-cell office:value-type="float" office:value="22.266065" calcext:value-type="float">
            <text:p>22,266065</text:p>
          </table:table-cell>
          <table:table-cell office:value-type="float" office:value="22.920004" calcext:value-type="float">
            <text:p>22,920004</text:p>
          </table:table-cell>
          <table:table-cell office:value-type="float" office:value="22.303014" calcext:value-type="float">
            <text:p>22,303014</text:p>
          </table:table-cell>
          <table:table-cell office:value-type="float" office:value="22.546602" calcext:value-type="float">
            <text:p>22,546602</text:p>
          </table:table-cell>
          <table:table-cell office:value-type="float" office:value="22.852471" calcext:value-type="float">
            <text:p>22,852471</text:p>
          </table:table-cell>
          <table:table-cell/>
          <table:table-cell office:value-type="float" office:value="208.769217" calcext:value-type="float">
            <text:p>208,769217</text:p>
          </table:table-cell>
          <table:table-cell office:value-type="float" office:value="213.008591" calcext:value-type="float">
            <text:p>213,008591</text:p>
          </table:table-cell>
          <table:table-cell office:value-type="float" office:value="215.468352" calcext:value-type="float">
            <text:p>215,468352</text:p>
          </table:table-cell>
          <table:table-cell office:value-type="float" office:value="213.42238" calcext:value-type="float">
            <text:p>213,42238</text:p>
          </table:table-cell>
          <table:table-cell office:value-type="float" office:value="211.865391" calcext:value-type="float">
            <text:p>211,865391</text:p>
          </table:table-cell>
          <table:table-cell office:value-type="float" office:value="213.804736" calcext:value-type="float">
            <text:p>213,804736</text:p>
          </table:table-cell>
          <table:table-cell office:value-type="float" office:value="213.948909" calcext:value-type="float">
            <text:p>213,948909</text:p>
          </table:table-cell>
          <table:table-cell office:value-type="float" office:value="215.013577" calcext:value-type="float">
            <text:p>215,013577</text:p>
          </table:table-cell>
          <table:table-cell office:value-type="float" office:value="216.489831" calcext:value-type="float">
            <text:p>216,489831</text:p>
          </table:table-cell>
          <table:table-cell office:value-type="float" office:value="217.177762" calcext:value-type="float">
            <text:p>217,177762</text:p>
          </table:table-cell>
        </table:table-row>
        <table:table-row table:style-name="ro1">
          <table:table-cell office:value-type="float" office:value="0.017063" calcext:value-type="float">
            <text:p>0,017063</text:p>
          </table:table-cell>
          <table:table-cell office:value-type="float" office:value="0.09148" calcext:value-type="float">
            <text:p>0,09148</text:p>
          </table:table-cell>
          <table:table-cell office:value-type="float" office:value="0.744682" calcext:value-type="float">
            <text:p>0,744682</text:p>
          </table:table-cell>
          <table:table-cell office:value-type="float" office:value="10.360676" calcext:value-type="float">
            <text:p>10,360676</text:p>
          </table:table-cell>
          <table:table-cell office:value-type="float" office:value="94.448576" calcext:value-type="float">
            <text:p>94,448576</text:p>
          </table:table-cell>
          <table:table-cell/>
          <table:table-cell table:formula="of:=MAX([.G2:.G9])" office:value-type="float" office:value="0.025132" calcext:value-type="float">
            <text:p>0,025132</text:p>
          </table:table-cell>
          <table:table-cell table:formula="of:=MAX([.H2:.H9])" office:value-type="float" office:value="0.039126" calcext:value-type="float">
            <text:p>0,039126</text:p>
          </table:table-cell>
          <table:table-cell table:formula="of:=MAX([.I2:.I9])" office:value-type="float" office:value="0.047874" calcext:value-type="float">
            <text:p>0,047874</text:p>
          </table:table-cell>
          <table:table-cell table:formula="of:=MAX([.J2:.J9])" office:value-type="float" office:value="0.050092" calcext:value-type="float">
            <text:p>0,050092</text:p>
          </table:table-cell>
          <table:table-cell table:formula="of:=MAX([.K2:.K9])" office:value-type="float" office:value="0.037559" calcext:value-type="float">
            <text:p>0,037559</text:p>
          </table:table-cell>
          <table:table-cell table:formula="of:=MAX([.L2:.L9])" office:value-type="float" office:value="0.031896" calcext:value-type="float">
            <text:p>0,031896</text:p>
          </table:table-cell>
          <table:table-cell table:formula="of:=MAX([.M2:.M9])" office:value-type="float" office:value="0.019702" calcext:value-type="float">
            <text:p>0,019702</text:p>
          </table:table-cell>
          <table:table-cell table:formula="of:=MAX([.N2:.N9])" office:value-type="float" office:value="0.027674" calcext:value-type="float">
            <text:p>0,027674</text:p>
          </table:table-cell>
          <table:table-cell table:formula="of:=MAX([.O2:.O9])" office:value-type="float" office:value="0.034332" calcext:value-type="float">
            <text:p>0,034332</text:p>
          </table:table-cell>
          <table:table-cell table:formula="of:=MAX([.P2:.P9])" office:value-type="float" office:value="0.03036" calcext:value-type="float">
            <text:p>0,03036</text:p>
          </table:table-cell>
          <table:table-cell/>
          <table:table-cell table:formula="of:=MAX([.R2:.R9])" office:value-type="float" office:value="0.174548" calcext:value-type="float">
            <text:p>0,174548</text:p>
          </table:table-cell>
          <table:table-cell table:formula="of:=MAX([.S2:.S9])" office:value-type="float" office:value="0.195755" calcext:value-type="float">
            <text:p>0,195755</text:p>
          </table:table-cell>
          <table:table-cell table:formula="of:=MAX([.T2:.T9])" office:value-type="float" office:value="0.207032" calcext:value-type="float">
            <text:p>0,207032</text:p>
          </table:table-cell>
          <table:table-cell table:formula="of:=MAX([.U2:.U9])" office:value-type="float" office:value="0.200212" calcext:value-type="float">
            <text:p>0,200212</text:p>
          </table:table-cell>
          <table:table-cell table:formula="of:=MAX([.V2:.V9])" office:value-type="float" office:value="0.211424" calcext:value-type="float">
            <text:p>0,211424</text:p>
          </table:table-cell>
          <table:table-cell table:formula="of:=MAX([.W2:.W9])" office:value-type="float" office:value="0.211799" calcext:value-type="float">
            <text:p>0,211799</text:p>
          </table:table-cell>
          <table:table-cell table:formula="of:=MAX([.X2:.X9])" office:value-type="float" office:value="0.238219" calcext:value-type="float">
            <text:p>0,238219</text:p>
          </table:table-cell>
          <table:table-cell table:formula="of:=MAX([.Y2:.Y9])" office:value-type="float" office:value="0.218929" calcext:value-type="float">
            <text:p>0,218929</text:p>
          </table:table-cell>
          <table:table-cell table:formula="of:=MAX([.Z2:.Z9])" office:value-type="float" office:value="0.213818" calcext:value-type="float">
            <text:p>0,213818</text:p>
          </table:table-cell>
          <table:table-cell table:formula="of:=MAX([.AA2:.AA9])" office:value-type="float" office:value="0.219709" calcext:value-type="float">
            <text:p>0,219709</text:p>
          </table:table-cell>
          <table:table-cell/>
          <table:table-cell table:formula="of:=MAX([.AC2:.AC9])" office:value-type="float" office:value="1.853374" calcext:value-type="float">
            <text:p>1,853374</text:p>
          </table:table-cell>
          <table:table-cell table:formula="of:=MAX([.AD2:.AD9])" office:value-type="float" office:value="1.906708" calcext:value-type="float">
            <text:p>1,906708</text:p>
          </table:table-cell>
          <table:table-cell table:formula="of:=MAX([.AE2:.AE9])" office:value-type="float" office:value="1.961313" calcext:value-type="float">
            <text:p>1,961313</text:p>
          </table:table-cell>
          <table:table-cell table:formula="of:=MAX([.AF2:.AF9])" office:value-type="float" office:value="2.261939" calcext:value-type="float">
            <text:p>2,261939</text:p>
          </table:table-cell>
          <table:table-cell table:formula="of:=MAX([.AG2:.AG9])" office:value-type="float" office:value="2.089394" calcext:value-type="float">
            <text:p>2,089394</text:p>
          </table:table-cell>
          <table:table-cell table:formula="of:=MAX([.AH2:.AH9])" office:value-type="float" office:value="2.147347" calcext:value-type="float">
            <text:p>2,147347</text:p>
          </table:table-cell>
          <table:table-cell table:formula="of:=MAX([.AI2:.AI9])" office:value-type="float" office:value="2.461321" calcext:value-type="float">
            <text:p>2,461321</text:p>
          </table:table-cell>
          <table:table-cell table:formula="of:=MAX([.AJ2:.AJ9])" office:value-type="float" office:value="2.775415" calcext:value-type="float">
            <text:p>2,775415</text:p>
          </table:table-cell>
          <table:table-cell table:formula="of:=MAX([.AK2:.AK9])" office:value-type="float" office:value="3.572024" calcext:value-type="float">
            <text:p>3,572024</text:p>
          </table:table-cell>
          <table:table-cell table:formula="of:=MAX([.AL2:.AL9])" office:value-type="float" office:value="2.719117" calcext:value-type="float">
            <text:p>2,719117</text:p>
          </table:table-cell>
          <table:table-cell/>
          <table:table-cell table:formula="of:=MAX([.AN2:.AN9])" office:value-type="float" office:value="21.764407" calcext:value-type="float">
            <text:p>21,764407</text:p>
          </table:table-cell>
          <table:table-cell table:formula="of:=MAX([.AO2:.AO9])" office:value-type="float" office:value="21.920561" calcext:value-type="float">
            <text:p>21,920561</text:p>
          </table:table-cell>
          <table:table-cell table:formula="of:=MAX([.AP2:.AP9])" office:value-type="float" office:value="22.046035" calcext:value-type="float">
            <text:p>22,046035</text:p>
          </table:table-cell>
          <table:table-cell table:formula="of:=MAX([.AQ2:.AQ9])" office:value-type="float" office:value="21.229587" calcext:value-type="float">
            <text:p>21,229587</text:p>
          </table:table-cell>
          <table:table-cell table:formula="of:=MAX([.AR2:.AR9])" office:value-type="float" office:value="22.806381" calcext:value-type="float">
            <text:p>22,806381</text:p>
          </table:table-cell>
          <table:table-cell table:formula="of:=MAX([.AS2:.AS9])" office:value-type="float" office:value="22.953368" calcext:value-type="float">
            <text:p>22,953368</text:p>
          </table:table-cell>
          <table:table-cell table:formula="of:=MAX([.AT2:.AT9])" office:value-type="float" office:value="21.586395" calcext:value-type="float">
            <text:p>21,586395</text:p>
          </table:table-cell>
          <table:table-cell table:formula="of:=MAX([.AU2:.AU9])" office:value-type="float" office:value="23.290643" calcext:value-type="float">
            <text:p>23,290643</text:p>
          </table:table-cell>
          <table:table-cell table:formula="of:=MAX([.AV2:.AV9])" office:value-type="float" office:value="23.080494" calcext:value-type="float">
            <text:p>23,080494</text:p>
          </table:table-cell>
          <table:table-cell table:formula="of:=MAX([.AW2:.AW9])" office:value-type="float" office:value="23.063621" calcext:value-type="float">
            <text:p>23,063621</text:p>
          </table:table-cell>
          <table:table-cell/>
          <table:table-cell table:formula="of:=MAX([.AY2:.AY9])" office:value-type="float" office:value="202.758591" calcext:value-type="float">
            <text:p>202,758591</text:p>
          </table:table-cell>
          <table:table-cell table:formula="of:=MAX([.AZ2:.AZ9])" office:value-type="float" office:value="205.510945" calcext:value-type="float">
            <text:p>205,510945</text:p>
          </table:table-cell>
          <table:table-cell table:formula="of:=MAX([.BA2:.BA9])" office:value-type="float" office:value="205.381219" calcext:value-type="float">
            <text:p>205,381219</text:p>
          </table:table-cell>
          <table:table-cell table:formula="of:=MAX([.BB2:.BB9])" office:value-type="float" office:value="201.843804" calcext:value-type="float">
            <text:p>201,843804</text:p>
          </table:table-cell>
          <table:table-cell table:formula="of:=MAX([.BC2:.BC9])" office:value-type="float" office:value="203.31852" calcext:value-type="float">
            <text:p>203,31852</text:p>
          </table:table-cell>
          <table:table-cell table:formula="of:=MAX([.BD2:.BD9])" office:value-type="float" office:value="201.619186" calcext:value-type="float">
            <text:p>201,619186</text:p>
          </table:table-cell>
          <table:table-cell table:formula="of:=MAX([.BE2:.BE9])" office:value-type="float" office:value="204.671056" calcext:value-type="float">
            <text:p>204,671056</text:p>
          </table:table-cell>
          <table:table-cell table:formula="of:=MAX([.BF2:.BF9])" office:value-type="float" office:value="203.144013" calcext:value-type="float">
            <text:p>203,144013</text:p>
          </table:table-cell>
          <table:table-cell table:formula="of:=MAX([.BG2:.BG9])" office:value-type="float" office:value="204.110053" calcext:value-type="float">
            <text:p>204,110053</text:p>
          </table:table-cell>
          <table:table-cell table:formula="of:=MAX([.BH2:.BH9])" office:value-type="float" office:value="204.569985" calcext:value-type="float">
            <text:p>204,569985</text:p>
          </table:table-cell>
          <table:table-cell/>
          <table:table-cell table:formula="of:=MAX([.BJ2:.BJ9])" office:value-type="float" office:value="0.071246" calcext:value-type="float">
            <text:p>0,071246</text:p>
          </table:table-cell>
          <table:table-cell table:formula="of:=MAX([.BK2:.BK9])" office:value-type="float" office:value="0.049966" calcext:value-type="float">
            <text:p>0,049966</text:p>
          </table:table-cell>
          <table:table-cell table:formula="of:=MAX([.BL2:.BL9])" office:value-type="float" office:value="0.049954" calcext:value-type="float">
            <text:p>0,049954</text:p>
          </table:table-cell>
          <table:table-cell table:formula="of:=MAX([.BM2:.BM9])" office:value-type="float" office:value="0.044554" calcext:value-type="float">
            <text:p>0,044554</text:p>
          </table:table-cell>
          <table:table-cell table:formula="of:=MAX([.BN2:.BN9])" office:value-type="float" office:value="0.033363" calcext:value-type="float">
            <text:p>0,033363</text:p>
          </table:table-cell>
          <table:table-cell table:formula="of:=MAX([.BO2:.BO9])" office:value-type="float" office:value="0.053793" calcext:value-type="float">
            <text:p>0,053793</text:p>
          </table:table-cell>
          <table:table-cell table:formula="of:=MAX([.BP2:.BP9])" office:value-type="float" office:value="0.043866" calcext:value-type="float">
            <text:p>0,043866</text:p>
          </table:table-cell>
          <table:table-cell table:formula="of:=MAX([.BQ2:.BQ9])" office:value-type="float" office:value="0.036635" calcext:value-type="float">
            <text:p>0,036635</text:p>
          </table:table-cell>
          <table:table-cell table:formula="of:=MAX([.BR2:.BR9])" office:value-type="float" office:value="0.02925" calcext:value-type="float">
            <text:p>0,02925</text:p>
          </table:table-cell>
          <table:table-cell table:formula="of:=MAX([.BS2:.BS9])" office:value-type="float" office:value="0.047407" calcext:value-type="float">
            <text:p>0,047407</text:p>
          </table:table-cell>
          <table:table-cell/>
          <table:table-cell table:formula="of:=MAX([.BU2:.BU9])" office:value-type="float" office:value="0.200219" calcext:value-type="float">
            <text:p>0,200219</text:p>
          </table:table-cell>
          <table:table-cell table:formula="of:=MAX([.BV2:.BV9])" office:value-type="float" office:value="0.189171" calcext:value-type="float">
            <text:p>0,189171</text:p>
          </table:table-cell>
          <table:table-cell table:formula="of:=MAX([.BW2:.BW9])" office:value-type="float" office:value="0.203209" calcext:value-type="float">
            <text:p>0,203209</text:p>
          </table:table-cell>
          <table:table-cell table:formula="of:=MAX([.BX2:.BX9])" office:value-type="float" office:value="0.210691" calcext:value-type="float">
            <text:p>0,210691</text:p>
          </table:table-cell>
          <table:table-cell table:formula="of:=MAX([.BY2:.BY9])" office:value-type="float" office:value="0.223298" calcext:value-type="float">
            <text:p>0,223298</text:p>
          </table:table-cell>
          <table:table-cell table:formula="of:=MAX([.BZ2:.BZ9])" office:value-type="float" office:value="0.197641" calcext:value-type="float">
            <text:p>0,197641</text:p>
          </table:table-cell>
          <table:table-cell table:formula="of:=MAX([.CA2:.CA9])" office:value-type="float" office:value="0.212402" calcext:value-type="float">
            <text:p>0,212402</text:p>
          </table:table-cell>
          <table:table-cell table:formula="of:=MAX([.CB2:.CB9])" office:value-type="float" office:value="0.202999" calcext:value-type="float">
            <text:p>0,202999</text:p>
          </table:table-cell>
          <table:table-cell table:formula="of:=MAX([.CC2:.CC9])" office:value-type="float" office:value="0.230711" calcext:value-type="float">
            <text:p>0,230711</text:p>
          </table:table-cell>
          <table:table-cell table:formula="of:=MAX([.CD2:.CD9])" office:value-type="float" office:value="0.205515" calcext:value-type="float">
            <text:p>0,205515</text:p>
          </table:table-cell>
          <table:table-cell/>
          <table:table-cell table:formula="of:=MAX([.CF2:.CF9])" office:value-type="float" office:value="1.731549" calcext:value-type="float">
            <text:p>1,731549</text:p>
          </table:table-cell>
          <table:table-cell table:formula="of:=MAX([.CG2:.CG9])" office:value-type="float" office:value="1.769808" calcext:value-type="float">
            <text:p>1,769808</text:p>
          </table:table-cell>
          <table:table-cell table:formula="of:=MAX([.CH2:.CH9])" office:value-type="float" office:value="1.835796" calcext:value-type="float">
            <text:p>1,835796</text:p>
          </table:table-cell>
          <table:table-cell table:formula="of:=MAX([.CI2:.CI9])" office:value-type="float" office:value="1.865546" calcext:value-type="float">
            <text:p>1,865546</text:p>
          </table:table-cell>
          <table:table-cell table:formula="of:=MAX([.CJ2:.CJ9])" office:value-type="float" office:value="1.848845" calcext:value-type="float">
            <text:p>1,848845</text:p>
          </table:table-cell>
          <table:table-cell table:formula="of:=MAX([.CK2:.CK9])" office:value-type="float" office:value="1.945229" calcext:value-type="float">
            <text:p>1,945229</text:p>
          </table:table-cell>
          <table:table-cell table:formula="of:=MAX([.CL2:.CL9])" office:value-type="float" office:value="1.939425" calcext:value-type="float">
            <text:p>1,939425</text:p>
          </table:table-cell>
          <table:table-cell table:formula="of:=MAX([.CM2:.CM9])" office:value-type="float" office:value="1.992295" calcext:value-type="float">
            <text:p>1,992295</text:p>
          </table:table-cell>
          <table:table-cell table:formula="of:=MAX([.CN2:.CN9])" office:value-type="float" office:value="1.987625" calcext:value-type="float">
            <text:p>1,987625</text:p>
          </table:table-cell>
          <table:table-cell table:formula="of:=MAX([.CO2:.CO9])" office:value-type="float" office:value="2.005772" calcext:value-type="float">
            <text:p>2,005772</text:p>
          </table:table-cell>
          <table:table-cell/>
          <table:table-cell table:formula="of:=MAX([.CQ2:.CQ9])" office:value-type="float" office:value="18.827336" calcext:value-type="float">
            <text:p>18,827336</text:p>
          </table:table-cell>
          <table:table-cell table:formula="of:=MAX([.CR2:.CR9])" office:value-type="float" office:value="19.852963" calcext:value-type="float">
            <text:p>19,852963</text:p>
          </table:table-cell>
          <table:table-cell table:formula="of:=MAX([.CS2:.CS9])" office:value-type="float" office:value="20.67933" calcext:value-type="float">
            <text:p>20,67933</text:p>
          </table:table-cell>
          <table:table-cell table:formula="of:=MAX([.CT2:.CT9])" office:value-type="float" office:value="20.841816" calcext:value-type="float">
            <text:p>20,841816</text:p>
          </table:table-cell>
          <table:table-cell table:formula="of:=MAX([.CU2:.CU9])" office:value-type="float" office:value="21.332332" calcext:value-type="float">
            <text:p>21,332332</text:p>
          </table:table-cell>
          <table:table-cell table:formula="of:=MAX([.CV2:.CV9])" office:value-type="float" office:value="22.266065" calcext:value-type="float">
            <text:p>22,266065</text:p>
          </table:table-cell>
          <table:table-cell table:formula="of:=MAX([.CW2:.CW9])" office:value-type="float" office:value="22.920004" calcext:value-type="float">
            <text:p>22,920004</text:p>
          </table:table-cell>
          <table:table-cell table:formula="of:=MAX([.CX2:.CX9])" office:value-type="float" office:value="22.303014" calcext:value-type="float">
            <text:p>22,303014</text:p>
          </table:table-cell>
          <table:table-cell table:formula="of:=MAX([.CY2:.CY9])" office:value-type="float" office:value="22.546602" calcext:value-type="float">
            <text:p>22,546602</text:p>
          </table:table-cell>
          <table:table-cell table:formula="of:=MAX([.CZ2:.CZ9])" office:value-type="float" office:value="22.852471" calcext:value-type="float">
            <text:p>22,852471</text:p>
          </table:table-cell>
          <table:table-cell/>
          <table:table-cell table:formula="of:=MAX([.DB2:.DB9])" office:value-type="float" office:value="208.769217" calcext:value-type="float">
            <text:p>208,769217</text:p>
          </table:table-cell>
          <table:table-cell table:formula="of:=MAX([.DC2:.DC9])" office:value-type="float" office:value="213.008591" calcext:value-type="float">
            <text:p>213,008591</text:p>
          </table:table-cell>
          <table:table-cell table:formula="of:=MAX([.DD2:.DD9])" office:value-type="float" office:value="215.468352" calcext:value-type="float">
            <text:p>215,468352</text:p>
          </table:table-cell>
          <table:table-cell table:formula="of:=MAX([.DE2:.DE9])" office:value-type="float" office:value="213.42238" calcext:value-type="float">
            <text:p>213,42238</text:p>
          </table:table-cell>
          <table:table-cell table:formula="of:=MAX([.DF2:.DF9])" office:value-type="float" office:value="211.865391" calcext:value-type="float">
            <text:p>211,865391</text:p>
          </table:table-cell>
          <table:table-cell table:formula="of:=MAX([.DG2:.DG9])" office:value-type="float" office:value="213.804736" calcext:value-type="float">
            <text:p>213,804736</text:p>
          </table:table-cell>
          <table:table-cell table:formula="of:=MAX([.DH2:.DH9])" office:value-type="float" office:value="213.948909" calcext:value-type="float">
            <text:p>213,948909</text:p>
          </table:table-cell>
          <table:table-cell table:formula="of:=MAX([.DI2:.DI9])" office:value-type="float" office:value="215.013577" calcext:value-type="float">
            <text:p>215,013577</text:p>
          </table:table-cell>
          <table:table-cell table:formula="of:=MAX([.DJ2:.DJ9])" office:value-type="float" office:value="216.489831" calcext:value-type="float">
            <text:p>216,489831</text:p>
          </table:table-cell>
          <table:table-cell table:formula="of:=MAX([.DK2:.DK9])" office:value-type="float" office:value="217.177762" calcext:value-type="float">
            <text:p>217,177762</text:p>
          </table:table-cell>
        </table:table-row>
        <table:table-row table:style-name="ro1">
          <table:table-cell office:value-type="float" office:value="0.011105" calcext:value-type="float">
            <text:p>0,011105</text:p>
          </table:table-cell>
          <table:table-cell office:value-type="float" office:value="0.086287" calcext:value-type="float">
            <text:p>0,086287</text:p>
          </table:table-cell>
          <table:table-cell office:value-type="float" office:value="0.75666" calcext:value-type="float">
            <text:p>0,75666</text:p>
          </table:table-cell>
          <table:table-cell office:value-type="float" office:value="10.411506" calcext:value-type="float">
            <text:p>10,411506</text:p>
          </table:table-cell>
          <table:table-cell office:value-type="float" office:value="96.312422" calcext:value-type="float">
            <text:p>96,312422</text:p>
          </table:table-cell>
          <table:table-cell table:number-columns-repeated="110"/>
        </table:table-row>
        <table:table-row table:style-name="ro1">
          <table:table-cell table:formula="of:=AVERAGE([.A2:.A11])" office:value-type="float" office:value="0.0124445" calcext:value-type="float">
            <text:p>0,0124445</text:p>
          </table:table-cell>
          <table:table-cell table:formula="of:=AVERAGE([.B2:.B11])" office:value-type="float" office:value="0.0873686" calcext:value-type="float">
            <text:p>0,0873686</text:p>
          </table:table-cell>
          <table:table-cell table:formula="of:=AVERAGE([.C2:.C11])" office:value-type="float" office:value="0.7407697" calcext:value-type="float">
            <text:p>0,7407697</text:p>
          </table:table-cell>
          <table:table-cell table:formula="of:=AVERAGE([.D2:.D11])" office:value-type="float" office:value="9.466744" calcext:value-type="float">
            <text:p>9,466744</text:p>
          </table:table-cell>
          <table:table-cell table:formula="of:=AVERAGE([.E2:.E11])" office:value-type="float" office:value="93.8180809" calcext:value-type="float">
            <text:p>93,8180809</text:p>
          </table:table-cell>
          <table:table-cell/>
          <table:table-cell table:style-name="ce1" table:formula="of:=AVERAGE([.G10:.P10])" office:value-type="float" office:value="0.0343747" calcext:value-type="float" table:number-columns-spanned="10" table:number-rows-spanned="1">
            <text:p>0,0343747</text:p>
          </table:table-cell>
          <table:covered-table-cell table:number-columns-repeated="9"/>
          <table:table-cell/>
          <table:table-cell table:style-name="ce1" table:formula="of:=AVERAGE([.R10:.AA10])" office:value-type="float" office:value="0.2091445" calcext:value-type="float" table:number-columns-spanned="10" table:number-rows-spanned="1">
            <text:p>0,2091445</text:p>
          </table:table-cell>
          <table:covered-table-cell table:number-columns-repeated="9"/>
          <table:table-cell/>
          <table:table-cell table:style-name="ce1" table:formula="of:=AVERAGE([.AC10:.AL10])" office:value-type="float" office:value="2.3747952" calcext:value-type="float" table:number-columns-spanned="10" table:number-rows-spanned="1">
            <text:p>2,3747952</text:p>
          </table:table-cell>
          <table:covered-table-cell table:number-columns-repeated="9"/>
          <table:table-cell/>
          <table:table-cell table:style-name="ce1" table:formula="of:=AVERAGE([.AN10:.AW10])" office:value-type="float" office:value="22.3741492" calcext:value-type="float" table:number-columns-spanned="10" table:number-rows-spanned="1">
            <text:p>22,3741492</text:p>
          </table:table-cell>
          <table:covered-table-cell table:number-columns-repeated="9"/>
          <table:table-cell/>
          <table:table-cell table:style-name="ce1" table:formula="of:=AVERAGE([.AY10:.BH10])" office:value-type="float" office:value="203.6927372" calcext:value-type="float" table:number-columns-spanned="10" table:number-rows-spanned="1">
            <text:p>203,6927372</text:p>
          </table:table-cell>
          <table:covered-table-cell table:number-columns-repeated="9"/>
          <table:table-cell/>
          <table:table-cell table:style-name="ce1" table:formula="of:=AVERAGE([.BJ10:.BS10])" office:value-type="float" office:value="0.0460034" calcext:value-type="float" table:number-columns-spanned="10" table:number-rows-spanned="1">
            <text:p>0,0460034</text:p>
          </table:table-cell>
          <table:covered-table-cell table:number-columns-repeated="9"/>
          <table:table-cell/>
          <table:table-cell table:style-name="ce1" table:formula="of:=AVERAGE([.BU10:.CD10])" office:value-type="float" office:value="0.2075856" calcext:value-type="float" table:number-columns-spanned="10" table:number-rows-spanned="1">
            <text:p>0,2075856</text:p>
          </table:table-cell>
          <table:covered-table-cell table:number-columns-repeated="9"/>
          <table:table-cell/>
          <table:table-cell table:style-name="ce1" table:formula="of:=AVERAGE([.CF10:.CO10])" office:value-type="float" office:value="1.892189" calcext:value-type="float" table:number-columns-spanned="10" table:number-rows-spanned="1">
            <text:p>1,892189</text:p>
          </table:table-cell>
          <table:covered-table-cell table:number-columns-repeated="9"/>
          <table:table-cell/>
          <table:table-cell table:style-name="ce1" table:formula="of:=AVERAGE([.CQ10:.CZ10])" office:value-type="float" office:value="21.4421933" calcext:value-type="float" table:number-columns-spanned="10" table:number-rows-spanned="1">
            <text:p>21,4421933</text:p>
          </table:table-cell>
          <table:covered-table-cell table:number-columns-repeated="9"/>
          <table:table-cell/>
          <table:table-cell table:style-name="ce1" table:formula="of:=AVERAGE([.DB10:.DK10])" office:value-type="float" office:value="213.8968746" calcext:value-type="float" table:number-columns-spanned="10" table:number-rows-spanned="1">
            <text:p>213,8968746</text:p>
          </table:table-cell>
          <table:covered-table-cell table:number-columns-repeated="9"/>
        </table:table-row>
        <table:table-row table:style-name="ro1">
          <table:table-cell table:number-columns-repeated="6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 table:number-columns-spanned="5" table:number-rows-spanned="1">
            <text:p>sequential</text:p>
          </table:table-cell>
          <table:covered-table-cell table:number-columns-repeated="4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 table:number-columns-repeated="6"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office:value-type="string" calcext:value-type="string">
            <text:p>proc</text:p>
          </table:table-cell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  <table:table-cell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2:33:03.986553423</meta:creation-date>
    <dc:date>2023-09-16T14:21:53.697568417</dc:date>
    <meta:editing-duration>PT49S</meta:editing-duration>
    <meta:editing-cycles>1</meta:editing-cycles>
    <meta:document-statistic meta:table-count="1" meta:cell-count="982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54cm" svg:height="12.303cm" xlink:href=".." xlink:type="simple" chart:class="chart:line" chart:style-name="ch1">
        <chart:plot-area chart:style-name="ch2" table:cell-range-address="Sheet1.A1:Sheet1.E1 Sheet1.A12:Sheet1.E12" chart:data-source-has-labels="row" svg:x="1.448cm" svg:y="0.246cm" svg:width="19.969cm" svg:height="10.83cm">
          <chart:coordinate-region svg:x="2.255cm" svg:y="0.445cm" svg:width="18.79cm" svg:height="9.984cm"/>
          <chart:axis chart:dimension="x" chart:name="primary-x" chart:style-name="ch3" chartooo:axis-type="auto">
            <chartooo:date-scale/>
            <chart:title svg:x="10.687cm" svg:y="11.322cm" chart:style-name="ch4">
              <text:p>Tamanho</text:p>
            </chart:title>
            <chart:categories table:cell-range-address="Sheet1.A1:Sheet1.E1"/>
          </chart:axis>
          <chart:axis chart:dimension="y" chart:name="primary-y" chart:style-name="ch5">
            <chart:title svg:x="0.451cm" svg:y="6.446cm" chart:style-name="ch6">
              <text:p>Tempo (s)</text:p>
            </chart:title>
            <chart:grid chart:style-name="ch7" chart:class="major"/>
          </chart:axis>
          <chart:series chart:style-name="ch8" chart:values-cell-range-address="Sheet1.A12:Sheet1.E1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A1:Sheet1.E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124445">
                <text:p>0.0124445</text:p>
                <draw:g>
                  <svg:desc>Sheet1.A12:Sheet1.E12</svg:desc>
                </draw:g>
              </table:table-cell>
              <table:table-cell office:value-type="float" office:value="0.0873686">
                <text:p>0.0873686</text:p>
              </table:table-cell>
              <table:table-cell office:value-type="float" office:value="0.7407697">
                <text:p>0.7407697</text:p>
              </table:table-cell>
              <table:table-cell office:value-type="float" office:value="9.466744">
                <text:p>9.466744</text:p>
              </table:table-cell>
              <table:table-cell office:value-type="float" office:value="93.8180809">
                <text:p>93.8180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61cm" svg:height="11.215cm" xlink:href=".." xlink:type="simple" chart:class="chart:line" chart:style-name="ch1">
        <chart:title svg:x="10.609cm" svg:y="0.36cm" chart:style-name="ch2">
          <text:p>Thread</text:p>
        </chart:title>
        <chart:plot-area chart:style-name="ch3" table:cell-range-address="Sheet1.G1:Sheet1.G1 Sheet1.R1:Sheet1.R1 Sheet1.AC1:Sheet1.AC1 Sheet1.AN1:Sheet1.AN1 Sheet1.AY1:Sheet1.AY1 Sheet1.G12:Sheet1.G12 Sheet1.R12:Sheet1.R12 Sheet1.AC12:Sheet1.AC12 Sheet1.AN12:Sheet1.AN12 Sheet1.AY12:Sheet1.AY12" chart:data-source-has-labels="row" svg:x="0.872cm" svg:y="0.204cm" svg:width="20.898cm" svg:height="10.557cm">
          <chart:coordinate-region svg:x="1.679cm" svg:y="0.403cm" svg:width="19.719cm" svg:height="9.711cm"/>
          <chart:axis chart:dimension="x" chart:name="primary-x" chart:style-name="ch4" chartooo:axis-type="auto">
            <chartooo:date-scale/>
            <chart:title svg:x="10.576cm" svg:y="10.655cm" chart:style-name="ch5">
              <text:p>Tamanho</text:p>
            </chart:title>
            <chart:categories table:cell-range-address="Sheet1.G1:Sheet1.G1 Sheet1.R1:Sheet1.R1 Sheet1.AC1:Sheet1.AC1 Sheet1.AN1:Sheet1.AN1 Sheet1.AY1:Sheet1.AY1"/>
          </chart:axis>
          <chart:axis chart:dimension="y" chart:name="primary-y" chart:style-name="ch6">
            <chart:title svg:x="0cm" svg:y="6.267cm" chart:style-name="ch7">
              <text:p>Tempo (s)</text:p>
            </chart:title>
            <chart:grid chart:style-name="ch8" chart:class="major"/>
          </chart:axis>
          <chart:series chart:style-name="ch9" chart:values-cell-range-address="Sheet1.G12:Sheet1.G12 Sheet1.R12:Sheet1.R12 Sheet1.AC12:Sheet1.AC12 Sheet1.AN12:Sheet1.AN12 Sheet1.AY12:Sheet1.AY1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G1:Sheet1.G1 Sheet1.R1:Sheet1.R1 Sheet1.AC1:Sheet1.AC1 Sheet1.AN1:Sheet1.AN1 Sheet1.AY1:Sheet1.AY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343747">
                <text:p>0.0343747</text:p>
                <draw:g>
                  <svg:desc>Sheet1.G12:Sheet1.G12 Sheet1.R12:Sheet1.R12 Sheet1.AC12:Sheet1.AC12 Sheet1.AN12:Sheet1.AN12 Sheet1.AY12:Sheet1.AY12</svg:desc>
                </draw:g>
              </table:table-cell>
              <table:table-cell office:value-type="float" office:value="0.2091445">
                <text:p>0.2091445</text:p>
              </table:table-cell>
              <table:table-cell office:value-type="float" office:value="2.3747952">
                <text:p>2.3747952</text:p>
              </table:table-cell>
              <table:table-cell office:value-type="float" office:value="22.3741492">
                <text:p>22.3741492</text:p>
              </table:table-cell>
              <table:table-cell office:value-type="float" office:value="203.6927372">
                <text:p>203.6927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98cm" svg:height="11.741cm" xlink:href=".." xlink:type="simple" chart:class="chart:line" chart:style-name="ch1">
        <chart:plot-area chart:style-name="ch2" table:cell-range-address="Sheet1.BJ1:Sheet1.BJ1 Sheet1.BU1:Sheet1.BU1 Sheet1.CF1:Sheet1.CF1 Sheet1.CQ1:Sheet1.CQ1 Sheet1.DB1:Sheet1.DB1 Sheet1.BJ12:Sheet1.BJ12 Sheet1.BU12:Sheet1.BU12 Sheet1.CF12:Sheet1.CF12 Sheet1.CQ12:Sheet1.CQ12 Sheet1.DB12:Sheet1.DB12" chart:data-source-has-labels="row" svg:x="1.474cm" svg:y="0.234cm" svg:width="21.261cm" svg:height="10.292cm">
          <chart:coordinate-region svg:x="2.281cm" svg:y="0.433cm" svg:width="20.082cm" svg:height="9.446cm"/>
          <chart:axis chart:dimension="x" chart:name="primary-x" chart:style-name="ch3" chartooo:axis-type="auto">
            <chartooo:date-scale/>
            <chart:title svg:x="11.359cm" svg:y="10.76cm" chart:style-name="ch4">
              <text:p>Tamanho</text:p>
            </chart:title>
            <chart:categories table:cell-range-address="Sheet1.BJ1:Sheet1.BJ1 Sheet1.BU1:Sheet1.BU1 Sheet1.CF1:Sheet1.CF1 Sheet1.CQ1:Sheet1.CQ1 Sheet1.DB1:Sheet1.DB1"/>
          </chart:axis>
          <chart:axis chart:dimension="y" chart:name="primary-y" chart:style-name="ch3">
            <chart:title svg:x="0.451cm" svg:y="6.165cm" chart:style-name="ch5">
              <text:p>Tempo (s)</text:p>
            </chart:title>
            <chart:grid chart:style-name="ch6" chart:class="major"/>
          </chart:axis>
          <chart:series chart:style-name="ch7" chart:values-cell-range-address="Sheet1.BJ12:Sheet1.BJ12 Sheet1.BU12:Sheet1.BU12 Sheet1.CF12:Sheet1.CF12 Sheet1.CQ12:Sheet1.CQ12 Sheet1.DB12:Sheet1.DB1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J1:Sheet1.BJ1 Sheet1.BU1:Sheet1.BU1 Sheet1.CF1:Sheet1.CF1 Sheet1.CQ1:Sheet1.CQ1 Sheet1.DB1:Sheet1.DB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0460034">
                <text:p>0.0460034</text:p>
                <draw:g>
                  <svg:desc>Sheet1.BJ12:Sheet1.BJ12 Sheet1.BU12:Sheet1.BU12 Sheet1.CF12:Sheet1.CF12 Sheet1.CQ12:Sheet1.CQ12 Sheet1.DB12:Sheet1.DB12</svg:desc>
                </draw:g>
              </table:table-cell>
              <table:table-cell office:value-type="float" office:value="0.2075856">
                <text:p>0.2075856</text:p>
              </table:table-cell>
              <table:table-cell office:value-type="float" office:value="1.892189">
                <text:p>1.892189</text:p>
              </table:table-cell>
              <table:table-cell office:value-type="float" office:value="21.4421933">
                <text:p>21.4421933</text:p>
              </table:table-cell>
              <table:table-cell office:value-type="float" office:value="213.8968746">
                <text:p>213.89687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